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44546A"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6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8" style:family="table-cell" style:parent-style-name="Default" style:data-style-name="N0">
      <style:table-cell-properties fo:background-color="#FFEB9C"/>
      <style:text-properties fo:color="#9C5700"/>
    </style:style>
    <style:style style:name="ce9" style:family="table-cell" style:parent-style-name="Default" style:data-style-name="N0">
      <style:table-cell-properties fo:background-color="#FFCC99"/>
      <style:text-properties fo:color="#3F3F76"/>
    </style:style>
    <style:style style:name="ce10" style:family="table-cell" style:parent-style-name="Default" style:data-style-name="N30"/>
    <style:style style:name="ce11" style:family="table-cell" style:parent-style-name="Default" style:data-style-name="N0">
      <style:text-properties fo:color="#7F7F7F" fo:font-style="italic" style:font-style-asian="italic" style:font-style-complex="italic"/>
    </style:style>
    <style:style style:name="ce12" style:family="table-cell" style:parent-style-name="Default" style:data-style-name="N30">
      <style:table-cell-properties fo:border-top="2pt solid #000000" fo:border-bottom="none" fo:border-left="2pt solid #000000" fo:border-right="none"/>
    </style:style>
    <style:style style:name="ce13" style:family="table-cell" style:parent-style-name="Default" style:data-style-name="N30">
      <style:table-cell-properties fo:border-top="2pt solid #000000" fo:border-bottom="none" fo:border-left="2pt solid #000000" fo:border-right="2pt solid #000000"/>
    </style:style>
    <style:style style:name="ce14" style:family="table-cell" style:parent-style-name="Default" style:data-style-name="N30">
      <style:table-cell-properties fo:border-top="none" fo:border-bottom="none" fo:border-left="none" fo:border-right="2pt solid #000000"/>
    </style:style>
    <style:style style:name="ce15" style:family="table-cell" style:parent-style-name="Default" style:data-style-name="N0">
      <style:table-cell-properties fo:background-color="#C6EFCE"/>
      <style:text-properties fo:color="#006100"/>
    </style:style>
    <style:style style:name="ce16" style:family="table-cell" style:parent-style-name="Default" style:data-style-name="N30">
      <style:table-cell-properties fo:border-top="none" fo:border-bottom="none" fo:border-left="2pt solid #000000" fo:border-right="2pt solid #000000" fo:background-color="#FFEB9C"/>
      <style:text-properties fo:color="#9C5700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 fo:background-color="#FFEB9C"/>
      <style:text-properties fo:color="#9C5700"/>
    </style:style>
    <style:style style:name="ce18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9" style:family="table-cell" style:parent-style-name="Default" style:data-style-name="N30">
      <style:table-cell-properties fo:border-top="none" fo:border-bottom="2pt solid #000000" fo:border-left="2pt solid #000000" fo:border-right="2pt solid #000000" fo:background-color="#FFEB9C"/>
      <style:text-properties fo:color="#9C5700"/>
    </style:style>
    <style:style style:name="ce2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2" style:family="table-cell" style:parent-style-name="Default" style:data-style-name="N0">
      <style:text-properties fo:color="#000000"/>
    </style:style>
    <style:style style:name="ce2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4" style:family="table-cell" style:parent-style-name="Default" style:data-style-name="N30">
      <style:table-cell-properties fo:border-top="none" fo:border-bottom="none" fo:border-left="2pt solid #000000" fo:border-right="none"/>
    </style:style>
    <style:style style:name="ce25" style:family="table-cell" style:parent-style-name="Default" style:data-style-name="N30">
      <style:table-cell-properties fo:border-top="none" fo:border-bottom="none" fo:border-left="2pt solid #000000" fo:border-right="2pt solid #000000"/>
    </style:style>
    <style:style style:name="ce26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ext-properties fo:color="#7F7F7F" fo:font-style="italic" style:font-style-asian="italic" style:font-style-complex="italic"/>
    </style:style>
    <style:style style:name="ce29" style:family="table-cell" style:parent-style-name="Default" style:data-style-name="N0"/>
    <style:style style:name="ce30" style:family="table-cell" style:parent-style-name="Default" style:data-style-name="N30"/>
    <style:style style:name="ce31" style:family="table-cell" style:parent-style-name="Default" style:data-style-name="N30"/>
    <style:style style:name="ce32" style:family="table-cell" style:parent-style-name="Hyperlink" style:data-style-name="N0">
      <style:text-properties fo:color="#000000" style:text-underline-style="solid" style:text-underline-type="single"/>
    </style:style>
    <style:style style:name="ce33" style:family="table-cell" style:parent-style-name="Default" style:data-style-name="N30">
      <style:table-cell-properties fo:background-color="#FFCC99"/>
      <style:text-properties fo:color="#3F3F76"/>
    </style:style>
    <style:style style:name="ce3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35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36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38" style:family="table-cell" style:parent-style-name="Default" style:data-style-name="N0">
      <style:table-cell-properties fo:border-top="none" fo:border-bottom="none" fo:border-left="2pt solid #000000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none" fo:border-left="2pt solid #000000" fo:border-right="none"/>
      <style:text-properties fo:color="#000000"/>
    </style:style>
    <style:style style:name="ce4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4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2" style:family="table-cell" style:parent-style-name="Default" style:data-style-name="N0">
      <style:table-cell-properties fo:border-top="none" fo:border-bottom="2pt solid #000000" fo:border-left="none" fo:border-right="none" fo:background-color="#FFCC99"/>
      <style:text-properties fo:color="#3F3F76"/>
    </style:style>
    <style:style style:name="ce43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44" style:family="table-cell" style:parent-style-name="Default" style:data-style-name="N0">
      <style:text-properties fo:color="#000000"/>
    </style:style>
    <style:style style:name="ce45" style:family="table-cell" style:parent-style-name="Default" style:data-style-name="N0">
      <style:table-cell-properties fo:border-top="2pt solid #000000" fo:border-bottom="none" fo:border-left="2pt solid #000000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none" fo:border-left="none" fo:border-right="2pt solid #000000" fo:background-color="#FFCC99"/>
      <style:text-properties fo:color="#3F3F76"/>
    </style:style>
    <style:style style:name="ce47" style:family="table-cell" style:parent-style-name="Default" style:data-style-name="N0">
      <style:table-cell-properties fo:border-top="2pt solid #000000" fo:border-bottom="none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49" style:family="table-cell" style:parent-style-name="Default" style:data-style-name="N30"/>
    <style:style style:name="ce50" style:family="table-cell" style:parent-style-name="Default" style:data-style-name="N30">
      <style:table-cell-properties fo:border-top="none" fo:border-bottom="2pt solid #000000" fo:border-left="none" fo:border-right="none"/>
    </style:style>
    <style:style style:name="ce51" style:family="table-cell" style:parent-style-name="Default" style:data-style-name="N30">
      <style:table-cell-properties fo:border-top="none" fo:border-bottom="2pt solid #000000" fo:border-left="2pt solid #000000" fo:border-right="none"/>
    </style:style>
    <style:style style:name="ce52" style:family="table-cell" style:parent-style-name="Default" style:data-style-name="N30">
      <style:table-cell-properties fo:border-top="none" fo:border-bottom="2pt solid #000000" fo:border-left="2pt solid #000000" fo:border-right="2pt solid #000000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5.23875cm"/>
    </style:style>
    <style:style style:name="co6" style:family="table-column">
      <style:table-column-properties fo:break-before="auto" style:column-width="1.905cm" style:use-optimal-column-width="true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77270833333333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1.95791666666667cm" style:use-optimal-column-width="true"/>
    </style:style>
    <style:style style:name="co18" style:family="table-column">
      <style:table-column-properties fo:break-before="auto" style:column-width="2.27541666666667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keCode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number-columns-repeated="6" table:default-cell-style-name="ce1"/>
        <table:table-column table:style-name="co16" table:number-columns-repeated="16358" table:default-cell-style-name="ce1"/>
        <table:table-row table:style-name="ro1">
          <table:table-cell office:value-type="string" table:style-name="ce45">
            <text:p>ASM TARGET 1</text:p>
          </table:table-cell>
          <table:table-cell table:number-columns-repeated="5" table:style-name="ce37"/>
          <table:table-cell office:value-type="string" table:style-name="ce47">
            <text:p>Comment</text:p>
          </table:table-cell>
          <table:table-cell office:value-type="string" table:style-name="ce45">
            <text:p>ASM TARGET 2</text:p>
          </table:table-cell>
          <table:table-cell table:number-columns-repeated="5" table:style-name="ce37"/>
          <table:table-cell office:value-type="string" table:style-name="ce47">
            <text:p>Comment</text:p>
          </table:table-cell>
          <table:table-cell table:style-name="ce37"/>
          <table:table-cell office:value-type="string" table:style-name="ce45">
            <text:p>ASM TARGET 3</text:p>
          </table:table-cell>
          <table:table-cell table:number-columns-repeated="5" table:style-name="ce37"/>
          <table:table-cell office:value-type="string" table:style-name="ce47">
            <text:p>Comment</text:p>
          </table:table-cell>
          <table:table-cell table:style-name="ce34"/>
          <table:table-cell table:style-name="ce27"/>
          <table:table-cell table:number-columns-repeated="16360" table:style-name="ce1"/>
        </table:table-row>
        <table:table-row table:style-name="ro2">
          <table:table-cell office:value-type="string" table:style-name="ce23">
            <text:p>06EB9BC 0A 85 40 F8 <text:s text:c="12"/>LDR <text:s text:c="12"/>X10, [X8],#8</text:p>
          </table:table-cell>
          <table:table-cell table:number-columns-repeated="3" table:style-name="ce29"/>
          <table:table-cell table:number-columns-repeated="2" table:style-name="ce27"/>
          <table:table-cell office:value-type="string" table:style-name="ce9">
            <text:p>diamond</text:p>
          </table:table-cell>
          <table:table-cell office:value-type="string" table:style-name="ce36">
            <text:p>78CDD0 00 49 40 B9 <text:s text:c="12"/>LDR <text:s text:c="12"/>W0, [X8,#0x48]</text:p>
          </table:table-cell>
          <table:table-cell table:number-columns-repeated="5" table:style-name="ce27"/>
          <table:table-cell office:value-type="string" table:style-name="ce9">
            <text:p>life</text:p>
          </table:table-cell>
          <table:table-cell table:style-name="ce9"/>
          <table:table-cell office:value-type="string" table:style-name="ce36">
            <text:p>80CE50 00 09 40 B9 <text:s text:c="12"/>LDR <text:s text:c="12"/>W0, [X8,#8]</text:p>
          </table:table-cell>
          <table:table-cell table:number-columns-repeated="5" table:style-name="ce27"/>
          <table:table-cell office:value-type="string" table:style-name="ce9">
            <text:p>rune</text:p>
          </table:table-cell>
          <table:table-cell table:style-name="ce46"/>
          <table:table-cell table:style-name="ce27"/>
          <table:table-cell table:number-columns-repeated="16360" table:style-name="ce1"/>
        </table:table-row>
        <table:table-row table:style-name="ro1">
          <table:table-cell office:value-type="string" table:style-name="ce38">
            <text:p>How to use</text:p>
          </table:table-cell>
          <table:table-cell table:number-columns-repeated="3" table:style-name="ce29"/>
          <table:table-cell table:number-columns-repeated="3" table:style-name="ce27"/>
          <table:table-cell table:style-name="ce36"/>
          <table:table-cell table:number-columns-repeated="7" table:style-name="ce27"/>
          <table:table-cell table:style-name="ce36"/>
          <table:table-cell table:number-columns-repeated="6" table:style-name="ce27"/>
          <table:table-cell table:style-name="ce35"/>
          <table:table-cell table:style-name="ce27"/>
          <table:table-cell table:number-columns-repeated="16360" table:style-name="ce1"/>
        </table:table-row>
        <table:table-row table:style-name="ro2">
          <table:table-cell office:value-type="string" table:style-name="ce39">
            <text:p>Step 1</text:p>
          </table:table-cell>
          <table:table-cell table:number-columns-repeated="6" table:style-name="ce27"/>
          <table:table-cell table:style-name="ce36"/>
          <table:table-cell table:number-columns-repeated="7" table:style-name="ce27"/>
          <table:table-cell table:style-name="ce36"/>
          <table:table-cell table:number-columns-repeated="6" table:style-name="ce27"/>
          <table:table-cell table:style-name="ce35"/>
          <table:table-cell table:style-name="ce27"/>
          <table:table-cell table:number-columns-repeated="16360" table:style-name="ce1"/>
        </table:table-row>
        <table:table-row table:style-name="ro2">
          <table:table-cell office:value-type="string" table:style-name="ce36">
            <text:p>Fill the following cells from the target</text:p>
          </table:table-cell>
          <table:table-cell table:number-columns-repeated="5" table:style-name="ce27"/>
          <table:table-cell table:style-name="ce44"/>
          <table:table-cell table:style-name="ce36"/>
          <table:table-cell table:number-columns-repeated="7" table:style-name="ce27"/>
          <table:table-cell table:style-name="ce36"/>
          <table:table-cell table:number-columns-repeated="6" table:style-name="ce27"/>
          <table:table-cell table:style-name="ce35"/>
          <table:table-cell table:style-name="ce27"/>
          <table:table-cell table:number-columns-repeated="16360" table:style-name="ce1"/>
        </table:table-row>
        <table:table-row table:style-name="ro2">
          <table:table-cell office:value-type="string" table:style-name="ce36">
            <text:p>Target address</text:p>
          </table:table-cell>
          <table:table-cell table:style-name="ce27"/>
          <table:table-cell office:value-type="string" table:style-name="ce33">
            <text:p>06EB9BC</text:p>
          </table:table-cell>
          <table:table-cell table:style-name="ce9"/>
          <table:table-cell table:number-columns-repeated="3" table:style-name="ce27"/>
          <table:table-cell office:value-type="string" table:style-name="ce36">
            <text:p>Target address</text:p>
          </table:table-cell>
          <table:table-cell table:style-name="ce27"/>
          <table:table-cell office:value-type="string" table:style-name="ce9">
            <text:p>78CDD0</text:p>
          </table:table-cell>
          <table:table-cell table:style-name="ce9"/>
          <table:table-cell table:number-columns-repeated="4" table:style-name="ce27"/>
          <table:table-cell office:value-type="string" table:style-name="ce36">
            <text:p>Target address</text:p>
          </table:table-cell>
          <table:table-cell table:style-name="ce27"/>
          <table:table-cell office:value-type="string" table:style-name="ce9">
            <text:p>80CE50</text:p>
          </table:table-cell>
          <table:table-cell table:style-name="ce9"/>
          <table:table-cell table:number-columns-repeated="3" table:style-name="ce27"/>
          <table:table-cell table:style-name="ce35"/>
          <table:table-cell table:style-name="ce27"/>
          <table:table-cell table:number-columns-repeated="16360" table:style-name="ce1"/>
        </table:table-row>
        <table:table-row table:style-name="ro2">
          <table:table-cell office:value-type="string" table:style-name="ce36">
            <text:p>Original code</text:p>
          </table:table-cell>
          <table:table-cell table:style-name="ce27"/>
          <table:table-cell office:value-type="string" table:style-name="ce33">
            <text:p>LDR X10, [X8],#8</text:p>
          </table:table-cell>
          <table:table-cell table:style-name="ce9"/>
          <table:table-cell table:number-columns-repeated="3" table:style-name="ce27"/>
          <table:table-cell office:value-type="string" table:style-name="ce36">
            <text:p>Original code</text:p>
          </table:table-cell>
          <table:table-cell table:style-name="ce27"/>
          <table:table-cell office:value-type="string" table:style-name="ce9">
            <text:p>LDR W0, [X8,#0x48]</text:p>
          </table:table-cell>
          <table:table-cell table:style-name="ce9"/>
          <table:table-cell table:number-columns-repeated="4" table:style-name="ce27"/>
          <table:table-cell office:value-type="string" table:style-name="ce36">
            <text:p>Original code</text:p>
          </table:table-cell>
          <table:table-cell table:style-name="ce27"/>
          <table:table-cell office:value-type="string" table:style-name="ce9">
            <text:p>LDR W0, [X8,#8]</text:p>
          </table:table-cell>
          <table:table-cell table:style-name="ce9"/>
          <table:table-cell table:number-columns-repeated="3" table:style-name="ce27"/>
          <table:table-cell table:style-name="ce35"/>
          <table:table-cell table:style-name="ce27"/>
          <table:table-cell table:number-columns-repeated="16360" table:style-name="ce1"/>
        </table:table-row>
        <table:table-row table:style-name="ro2">
          <table:table-cell office:value-type="string" table:style-name="ce40">
            <text:p>Desired data</text:p>
          </table:table-cell>
          <table:table-cell table:style-name="ce41"/>
          <table:table-cell office:value-type="string" table:style-name="ce42">
            <text:p>X8,0</text:p>
          </table:table-cell>
          <table:table-cell table:style-name="ce42"/>
          <table:table-cell table:number-columns-repeated="3" table:style-name="ce41"/>
          <table:table-cell office:value-type="string" table:style-name="ce36">
            <text:p>Desired data</text:p>
          </table:table-cell>
          <table:table-cell table:style-name="ce27"/>
          <table:table-cell office:value-type="string" table:style-name="ce9">
            <text:p>X8,#0x48</text:p>
          </table:table-cell>
          <table:table-cell table:style-name="ce9"/>
          <table:table-cell table:number-columns-repeated="4" table:style-name="ce27"/>
          <table:table-cell office:value-type="string" table:style-name="ce40">
            <text:p>Desired data</text:p>
          </table:table-cell>
          <table:table-cell table:style-name="ce41"/>
          <table:table-cell office:value-type="string" table:style-name="ce42">
            <text:p>X8,#8</text:p>
          </table:table-cell>
          <table:table-cell table:style-name="ce42"/>
          <table:table-cell table:number-columns-repeated="3" table:style-name="ce41"/>
          <table:table-cell table:style-name="ce43"/>
          <table:table-cell table:style-name="ce27"/>
          <table:table-cell table:number-columns-repeated="16360" table:style-name="ce1"/>
        </table:table-row>
        <table:table-row table:style-name="ro1">
          <table:table-cell office:value-type="string" table:style-name="ce44">
            <text:p>Step 2</text:p>
          </table:table-cell>
          <table:table-cell table:number-columns-repeated="6" table:style-name="ce27"/>
          <table:table-cell office:value-type="string" table:style-name="ce45">
            <text:p>ASM TARGET 4</text:p>
          </table:table-cell>
          <table:table-cell table:number-columns-repeated="5" table:style-name="ce37"/>
          <table:table-cell office:value-type="string" table:style-name="ce47">
            <text:p>Comment</text:p>
          </table:table-cell>
          <table:table-cell table:style-name="ce34"/>
          <table:table-cell table:number-columns-repeated="9" table:style-name="ce27"/>
          <table:table-cell table:number-columns-repeated="16360" table:style-name="ce1"/>
        </table:table-row>
        <table:table-row table:style-name="ro2">
          <table:table-cell office:value-type="string" table:style-name="ce22">
            <text:p>Get from Breeze the free code and data space and paste it here</text:p>
          </table:table-cell>
          <table:table-cell table:number-columns-repeated="5" table:style-name="ce1"/>
          <table:table-cell table:style-name="ce27"/>
          <table:table-cell office:value-type="string" table:style-name="ce36">
            <text:p>78D254 09 20 41 B9 <text:s text:c="12"/>LDR <text:s text:c="12"/>W9, [X0,#0x120]</text:p>
          </table:table-cell>
          <table:table-cell table:number-columns-repeated="5" table:style-name="ce27"/>
          <table:table-cell office:value-type="string" table:style-name="ce9">
            <text:p>Heart</text:p>
          </table:table-cell>
          <table:table-cell table:style-name="ce46"/>
          <table:table-cell table:style-name="ce27"/>
          <table:table-cell table:number-columns-repeated="7" table:style-name="ce1"/>
          <table:table-cell table:style-name="ce27"/>
          <table:table-cell table:number-columns-repeated="16360" table:style-name="ce1"/>
        </table:table-row>
        <table:table-row table:style-name="ro2">
          <table:table-cell office:value-type="string" table:style-name="ce9">
            <text:p>[Kao the Kangaroo 1.1 TID: 0100956016464000 BID: 8FB0C2D2A6730D26]</text:p>
          </table:table-cell>
          <table:table-cell table:number-columns-repeated="6" table:style-name="ce9"/>
          <table:table-cell office:value-type="string" table:style-name="ce36">
            <text:p>Target address</text:p>
          </table:table-cell>
          <table:table-cell table:style-name="ce27"/>
          <table:table-cell office:value-type="string" table:style-name="ce1">
            <text:p>78D254</text:p>
          </table:table-cell>
          <table:table-cell table:style-name="ce9"/>
          <table:table-cell table:number-columns-repeated="3" table:style-name="ce27"/>
          <table:table-cell table:style-name="ce35"/>
          <table:table-cell table:style-name="ce27"/>
          <table:table-cell table:number-columns-repeated="7" table:style-name="ce1"/>
          <table:table-cell table:style-name="ce27"/>
          <table:table-cell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9">
            <text:p>FreeCode FreeData DataEnd:<text:s/></text:p>
          </table:table-cell>
          <table:table-cell table:number-columns-repeated="6" table:style-name="ce9"/>
          <table:table-cell office:value-type="string" table:style-name="ce36">
            <text:p>Original code</text:p>
          </table:table-cell>
          <table:table-cell table:style-name="ce27"/>
          <table:table-cell office:value-type="string" table:style-name="ce1">
            <text:p>LDR W9, [X0,#0x120]</text:p>
          </table:table-cell>
          <table:table-cell table:style-name="ce9"/>
          <table:table-cell table:number-columns-repeated="3" table:style-name="ce27"/>
          <table:table-cell table:style-name="ce35"/>
          <table:table-cell table:style-name="ce27"/>
          <table:table-cell table:number-columns-repeated="7" table:style-name="ce1"/>
          <table:table-cell table:style-name="ce27"/>
          <table:table-cell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33">
            <text:p>03CB21F0</text:p>
          </table:table-cell>
          <table:table-cell table:number-columns-repeated="6" table:style-name="ce9"/>
          <table:table-cell office:value-type="string" table:style-name="ce36">
            <text:p>Desired data</text:p>
          </table:table-cell>
          <table:table-cell table:style-name="ce27"/>
          <table:table-cell office:value-type="string" table:style-name="ce1">
            <text:p>X0,#0x120</text:p>
          </table:table-cell>
          <table:table-cell table:style-name="ce9"/>
          <table:table-cell table:number-columns-repeated="3" table:style-name="ce27"/>
          <table:table-cell table:style-name="ce35"/>
          <table:table-cell table:style-name="ce27"/>
          <table:table-cell table:number-columns-repeated="7" table:style-name="ce1"/>
          <table:table-cell table:style-name="ce27"/>
          <table:table-cell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33">
            <text:p>0795E180</text:p>
          </table:table-cell>
          <table:table-cell table:number-columns-repeated="6" table:style-name="ce9"/>
          <table:table-cell table:style-name="ce36"/>
          <table:table-cell table:number-columns-repeated="6" table:style-name="ce27"/>
          <table:table-cell table:style-name="ce35"/>
          <table:table-cell table:style-name="ce27"/>
          <table:table-cell table:number-columns-repeated="7" table:style-name="ce1"/>
          <table:table-cell table:style-name="ce27"/>
          <table:table-cell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33">
            <text:p>0795F000</text:p>
          </table:table-cell>
          <table:table-cell table:number-columns-repeated="6" table:style-name="ce9"/>
          <table:table-cell table:style-name="ce36"/>
          <table:table-cell table:number-columns-repeated="6" table:style-name="ce27"/>
          <table:table-cell table:style-name="ce35"/>
          <table:table-cell table:style-name="ce27"/>
          <table:table-cell table:number-columns-repeated="7" table:style-name="ce1"/>
          <table:table-cell table:style-name="ce27"/>
          <table:table-cell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1">
            <text:p>Step 3</text:p>
          </table:table-cell>
          <table:table-cell table:number-columns-repeated="5" table:style-name="ce1"/>
          <table:table-cell table:style-name="ce27"/>
          <table:table-cell table:style-name="ce40"/>
          <table:table-cell table:number-columns-repeated="6" table:style-name="ce41"/>
          <table:table-cell table:style-name="ce43"/>
          <table:table-cell table:style-name="ce27"/>
          <table:table-cell table:number-columns-repeated="7" table:style-name="ce1"/>
          <table:table-cell table:style-name="ce27"/>
          <table:table-cell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22">
            <text:p>Copy<text:s/></text:p>
          </table:table-cell>
          <table:table-cell office:value-type="string" table:style-name="ce31">
            <text:p>=G42:H54</text:p>
          </table:table-cell>
          <table:table-cell office:value-type="string" table:style-name="ce1">
            <text:p>and compile it</text:p>
          </table:table-cell>
          <table:table-cell table:number-columns-repeated="2" table:style-name="ce1"/>
          <table:table-cell office:value-type="string" table:style-name="ce32">
            <text:p><text:a xlink:href="https://armconverter.com/?code=ldr%20x28,%20%20%5BX27%5D%09%0ACBZ%20X28,%0936%0Acmp%20x28,x25%09%0AB.EQ%0936%0Anop%09%0AADD%20X27,X27,%230x10%09%0ASUB%20%20%20%20%20%20%20%20%20%20%20%20%20x29,x29,%231%09%0ACBNZ%20X29,%20%090%0Ab%0944%0ASTR%20%20%20%20%20%20%20%20%20%20%20%20%20X25,%20%5BX27%5D%09%0ASTR%20%20%20%20%20%20%20%20%20%20%20%20%20X26,%20%5BX27,0x8%5D%09%0Aret%09%0ASTP%20%20%20%20%20%20%20%20%20%20%20%20%20X25,%20X26,%20%5BSP,%23-0x90%5D%09%0ASTP%20%20%20%20%20%20%20%20%20%20%20%20%20X27,%20X28,%20%5BSP,%23-0x80%5D%09%0ASTP%20%20%20%20%20%20%20%20%20%20%20%20%20X29,%20X30,%20%5BSP,%23-0x70%5D%09%0Aadd%20x25,%20%09X8,0%0Aldr%20x26,%5Bx25%5D%09%0Amov%20x29,%230x000000E8%09%0Aadrp%20x27,%20%230x03CAC000%09%0Aadd%20x27,x27,%20%230x180%09%0Abl%090%0ALDP%20%20%20%20%20%20%20%20%20%20%20%20%20X25,%20X26,%20%5BSP,%23-0x90%5D%09%0ALDP%20%20%20%20%20%20%20%20%20%20%20%20%20X27,%20X28,%20%5BSP,%23-0x80%5D%09%0ALDP%20%20%20%20%20%20%20%20%20%20%20%20%20X29,%20X30,%20%5BSP,%23-0x70%5D%09%0ALDR%20X10,%20%5BX8%5D,%238%09">https://armconverter.com/?code=ldr%20x28,%20%20%5BX27%5D%09%0ACBZ%20X28,%0936%0Acmp%20x28,x25%09%0AB.EQ%0936%0Anop%09%0AADD%20X27,X27,%230x10%09%0ASUB%20%20%20%20%20%20%20%20%20%20%20%20%20x29,x29,%231%09%0ACBNZ%20X29,%20%090%0Ab%0944%0ASTR%20%20%20%20%20%20%20%20%20%20%20%20%20X25,%20%5BX27%5D%09%0ASTR%20%20%20%20%20%20%20%20%20%20%20%20%20X26,%20%5BX27,0x8%5D%09%0Aret%09%0ASTP%20%20%20%20%20%20%20%20%20%20%20%20%20X25,%20X26,%20%5BSP,%23-0x90%5D%09%0ASTP%20%20%20%20%20%20%20%20%20%20%20%20%20X27,%20X28,%20%5BSP,%23-0x80%5D%09%0ASTP%20%20%20%20%20%20%20%20%20%20%20%20%20X29,%20X30,%20%5BSP,%23-0x70%5D%09%0Aadd%20x25,%20%09X8,0%0Aldr%20x26,%5Bx25%5D%09%0Amov%20x29,%230x000000E8%09%0Aadrp%20x27,%20%230x03CAC000%09%0Aadd%20x27,x27,%20%230x180%09%0Abl%090%0ALDP%20%20%20%20%20%20%20%20%20%20%20%20%20X25,%20X26,%20%5BSP,%23-0x90%5D%09%0ALDP%20%20%20%20%20%20%20%20%20%20%20%20%20X27,%20X28,%20%5BSP,%23-0x80%5D%09%0ALDP%20%20%20%20%20%20%20%20%20%20%20%20%20X29,%20X30,%20%5BSP,%23-0x70%5D%09%0ALDR%20X10,%20%5BX8%5D,%238%09</text:a></text:p>
          </table:table-cell>
          <table:table-cell table:style-name="ce1"/>
          <table:table-cell table:number-columns-repeated="16" table:style-name="ce27"/>
          <table:table-cell table:number-columns-repeated="2"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22">
            <text:p>Flip GDB switch and paste the result into<text:s/></text:p>
          </table:table-cell>
          <table:table-cell table:number-columns-repeated="3" table:style-name="ce3"/>
          <table:table-cell office:value-type="string" table:style-name="ce31">
            <text:p>=L42:L54</text:p>
          </table:table-cell>
          <table:table-cell table:number-columns-repeated="20"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22">
            <text:p>Copy<text:s/></text:p>
          </table:table-cell>
          <table:table-cell office:value-type="string" table:style-name="ce31">
            <text:p>=Q20:T55</text:p>
          </table:table-cell>
          <table:table-cell office:value-type="string" table:style-name="ce1">
            <text:p>into cheat code file</text:p>
          </table:table-cell>
          <table:table-cell table:style-name="ce3"/>
          <table:table-cell table:number-columns-repeated="12" table:style-name="ce1"/>
          <table:table-cell table:number-columns-repeated="4" table:style-name="ce27"/>
          <table:table-cell table:number-columns-repeated="5" table:style-name="ce1"/>
          <table:table-cell table:style-name="ce3"/>
          <table:table-cell table:number-columns-repeated="16358"/>
        </table:table-row>
        <table:table-row table:style-name="ro2">
          <table:table-cell table:number-columns-repeated="7" table:style-name="ce1"/>
          <table:table-cell table:number-columns-repeated="8" table:style-name="ce3"/>
          <table:table-cell table:style-name="ce29"/>
          <table:table-cell table:style-name="ce4"/>
          <table:table-cell table:number-columns-repeated="2" table:style-name="ce5"/>
          <table:table-cell table:style-name="ce6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2">
          <table:table-cell table:style-name="ce1"/>
          <table:table-cell table:number-columns-repeated="5" table:style-name="ce3"/>
          <table:table-cell table:style-name="ce1"/>
          <table:table-cell table:number-columns-repeated="2" table:style-name="ce3"/>
          <table:table-cell office:value-type="string" table:style-name="ce3">
            <text:p>[ptr to deposits]</text:p>
          </table:table-cell>
          <table:table-cell table:number-columns-repeated="5" table:style-name="ce3"/>
          <table:table-cell table:style-name="ce29"/>
          <table:table-cell office:value-type="string" office:string-value="[ptr to deposits]" table:formula="of:=[.J21]" table:style-name="ce23">
            <text:p>[ptr to deposits]</text:p>
          </table:table-cell>
          <table:table-cell table:number-columns-repeated="2" table:style-name="ce29"/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table:number-columns-repeated="4" table:style-name="ce1"/>
          <table:table-cell table:number-columns-repeated="2" table:style-name="ce3"/>
          <table:table-cell table:style-name="ce1"/>
          <table:table-cell table:number-columns-repeated="2" table:style-name="ce3"/>
          <table:table-cell office:value-type="string" table:style-name="ce3">
            <text:p>04000000</text:p>
          </table:table-cell>
          <table:table-cell office:value-type="string" office:string-value="0795E180" table:formula="of:=DEC2HEX(HEX2DEC([.$C48]);8)" table:style-name="ce3">
            <text:p>0795E180</text:p>
          </table:table-cell>
          <table:table-cell office:value-type="string" table:style-name="ce3">
            <text:p>00000000</text:p>
          </table:table-cell>
          <table:table-cell table:number-columns-repeated="3" table:style-name="ce3"/>
          <table:table-cell table:style-name="ce29"/>
          <table:table-cell office:value-type="string" office:string-value="04000000" table:formula="of:=[.J22]" table:style-name="ce23">
            <text:p>04000000</text:p>
          </table:table-cell>
          <table:table-cell office:value-type="string" office:string-value="0795E180" table:formula="of:=[.K22]" table:style-name="ce29">
            <text:p>0795E180</text:p>
          </table:table-cell>
          <table:table-cell office:value-type="string" office:string-value="00000000" table:formula="of:=[.L22]" table:style-name="ce29">
            <text:p>00000000</text:p>
          </table:table-cell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table:number-columns-repeated="4" table:style-name="ce1"/>
          <table:table-cell table:number-columns-repeated="5" table:style-name="ce3"/>
          <table:table-cell office:value-type="string" table:style-name="ce3">
            <text:p>[clear]</text:p>
          </table:table-cell>
          <table:table-cell table:number-columns-repeated="5" table:style-name="ce3"/>
          <table:table-cell table:style-name="ce29"/>
          <table:table-cell office:value-type="string" office:string-value="[clear]" table:formula="of:=[.J23]" table:style-name="ce23">
            <text:p>[clear]</text:p>
          </table:table-cell>
          <table:table-cell table:number-columns-repeated="2" table:style-name="ce29"/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table:number-columns-repeated="4" table:style-name="ce1"/>
          <table:table-cell table:number-columns-repeated="5" table:style-name="ce3"/>
          <table:table-cell office:value-type="string" office:string-value="30000000 000001D0" table:formula="of:=&quot;30000000 &quot; &amp; DEC2HEX((HEX2DEC([.$C47])-HEX2DEC([.$C48]))/8;8)" table:style-name="ce3">
            <text:p>30000000 000001D0</text:p>
          </table:table-cell>
          <table:table-cell table:style-name="ce8"/>
          <table:table-cell table:number-columns-repeated="4" table:style-name="ce3"/>
          <table:table-cell table:style-name="ce29"/>
          <table:table-cell office:value-type="string" office:string-value="30000000 000001D0" table:formula="of:=[.J24]" table:style-name="ce23">
            <text:p>30000000 000001D0</text:p>
          </table:table-cell>
          <table:table-cell table:number-columns-repeated="2" table:style-name="ce29"/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table:number-columns-repeated="4" table:style-name="ce1"/>
          <table:table-cell table:number-columns-repeated="5" table:style-name="ce3"/>
          <table:table-cell office:value-type="string" table:style-name="ce3">
            <text:p>A8780500<text:s/></text:p>
          </table:table-cell>
          <table:table-cell office:value-type="string" office:string-value="0795E180" table:formula="of:=DEC2HEX(HEX2DEC([.$C48]);8)" table:style-name="ce8">
            <text:p>0795E180</text:p>
          </table:table-cell>
          <table:table-cell table:number-columns-repeated="4" table:style-name="ce3"/>
          <table:table-cell table:style-name="ce29"/>
          <table:table-cell office:value-type="string" office:string-value="A8780500 " table:formula="of:=[.J25]" table:style-name="ce23">
            <text:p>A8780500<text:s/></text:p>
          </table:table-cell>
          <table:table-cell office:value-type="string" office:string-value="0795E180" table:formula="of:=[.K25]" table:style-name="ce29">
            <text:p>0795E180</text:p>
          </table:table-cell>
          <table:table-cell table:style-name="ce29"/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table:number-columns-repeated="9" table:style-name="ce3"/>
          <table:table-cell office:value-type="string" table:style-name="ce3">
            <text:p>78080000</text:p>
          </table:table-cell>
          <table:table-cell office:value-type="string" table:style-name="ce3">
            <text:p>00000008</text:p>
          </table:table-cell>
          <table:table-cell table:number-columns-repeated="4" table:style-name="ce3"/>
          <table:table-cell table:style-name="ce29"/>
          <table:table-cell office:value-type="string" office:string-value="78080000" table:formula="of:=[.J26]" table:style-name="ce23">
            <text:p>78080000</text:p>
          </table:table-cell>
          <table:table-cell office:value-type="string" office:string-value="00000008" table:formula="of:=[.K26]" table:style-name="ce29">
            <text:p>00000008</text:p>
          </table:table-cell>
          <table:table-cell table:style-name="ce29"/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table:number-columns-repeated="9" table:style-name="ce3"/>
          <table:table-cell office:value-type="string" table:style-name="ce3">
            <text:p>31000000</text:p>
          </table:table-cell>
          <table:table-cell table:number-columns-repeated="5" table:style-name="ce3"/>
          <table:table-cell table:style-name="ce29"/>
          <table:table-cell office:value-type="string" office:string-value="31000000" table:formula="of:=[.J27]" table:style-name="ce23">
            <text:p>31000000</text:p>
          </table:table-cell>
          <table:table-cell table:number-columns-repeated="2" table:style-name="ce29"/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table:style-name="ce2">
            <text:p>Cheat code maker</text:p>
          </table:table-cell>
          <table:table-cell table:number-columns-repeated="5" table:style-name="ce3"/>
          <table:table-cell table:number-columns-repeated="2" table:style-name="ce29"/>
          <table:table-cell table:style-name="ce3"/>
          <table:table-cell office:value-type="string" table:style-name="ce3">
            <text:p>[Get</text:p>
          </table:table-cell>
          <table:table-cell office:value-type="string" office:string-value="diamond" table:formula="of:=[.G2]" table:style-name="ce3">
            <text:p>diamond</text:p>
          </table:table-cell>
          <table:table-cell office:value-type="string" table:style-name="ce29">
            <text:p>]</text:p>
          </table:table-cell>
          <table:table-cell table:number-columns-repeated="3" table:style-name="ce3"/>
          <table:table-cell table:style-name="ce29"/>
          <table:table-cell office:value-type="string" table:style-name="ce36">
            <text:p>{master}</text:p>
          </table:table-cell>
          <table:table-cell table:number-columns-repeated="2" table:style-name="ce27"/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1F0" table:formula="of:=[.A13]" table:style-name="ce3">
            <text:p>03CB21F0</text:p>
          </table:table-cell>
          <table:table-cell office:value-type="string" table:style-name="ce10">
            <text:p>find slot</text:p>
          </table:table-cell>
          <table:table-cell table:style-name="ce3"/>
          <table:table-cell table:style-name="ce10"/>
          <table:table-cell office:value-type="float" office:value="0" table:style-name="ce3">
            <text:p>0</text:p>
          </table:table-cell>
          <table:table-cell office:value-type="string" table:style-name="ce28">
            <text:p>find slot</text:p>
          </table:table-cell>
          <table:table-cell office:value-type="string" table:style-name="ce30">
            <text:p>ldr x28, <text:s/>[X27]</text:p>
          </table:table-cell>
          <table:table-cell table:style-name="ce29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1F0" table:formula="of:=DEC2HEX(HEX2DEC([.$A29]);8)" table:style-name="ce29">
            <text:p>03CB21F0</text:p>
          </table:table-cell>
          <table:table-cell office:value-type="string" table:style-name="ce30">
            <text:p>F940037C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1F0" table:formula="of:=[.K29]" table:style-name="ce29">
            <text:p>03CB21F0</text:p>
          </table:table-cell>
          <table:table-cell office:value-type="string" office:string-value="B400011C" table:formula="of:=[.L30]" table:style-name="ce30">
            <text:p>B400011C</text:p>
          </table:table-cell>
          <table:table-cell office:value-type="string" office:string-value="F940037C" table:formula="of:=[.L29]" table:style-name="ce14">
            <text:p>F940037C</text:p>
          </table:table-cell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1F4" table:formula="of:=DEC2HEX(HEX2DEC([.A29])+4;8)" table:style-name="ce3">
            <text:p>03CB21F4</text:p>
          </table:table-cell>
          <table:table-cell table:number-columns-repeated="2" table:style-name="ce3"/>
          <table:table-cell table:style-name="ce10"/>
          <table:table-cell office:value-type="float" office:value="4" table:formula="of:=[.E29]+4" table:style-name="ce3">
            <text:p>4</text:p>
          </table:table-cell>
          <table:table-cell table:style-name="ce29"/>
          <table:table-cell office:value-type="string" table:style-name="ce30">
            <text:p>CBZ X28,</text:p>
          </table:table-cell>
          <table:table-cell office:value-type="float" office:value="36" table:formula="of:=[.E38]" table:style-name="ce29">
            <text:p>36</text:p>
          </table:table-cell>
          <table:table-cell office:value-type="string" office:string-value="Save ptr" table:formula="of:=[.F38]" table:style-name="ce28">
            <text:p>Save ptr</text:p>
          </table:table-cell>
          <table:table-cell office:value-type="string" table:style-name="ce3">
            <text:p>04000000</text:p>
          </table:table-cell>
          <table:table-cell office:value-type="string" office:string-value="03CB21F4" table:formula="of:=DEC2HEX(HEX2DEC([.$A30]);8)" table:style-name="ce29">
            <text:p>03CB21F4</text:p>
          </table:table-cell>
          <table:table-cell office:value-type="string" table:style-name="ce30">
            <text:p>B400011C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1F8" table:formula="of:=[.K31]" table:style-name="ce29">
            <text:p>03CB21F8</text:p>
          </table:table-cell>
          <table:table-cell office:value-type="string" office:string-value="540000C0" table:formula="of:=[.L32]" table:style-name="ce30">
            <text:p>540000C0</text:p>
          </table:table-cell>
          <table:table-cell office:value-type="string" office:string-value="EB19039F" table:formula="of:=[.L31]" table:style-name="ce14">
            <text:p>EB19039F</text:p>
          </table:table-cell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1F8" table:formula="of:=DEC2HEX(HEX2DEC([.A30])+4;8)" table:style-name="ce3">
            <text:p>03CB21F8</text:p>
          </table:table-cell>
          <table:table-cell table:number-columns-repeated="2" table:style-name="ce3"/>
          <table:table-cell table:style-name="ce10"/>
          <table:table-cell office:value-type="float" office:value="8" table:formula="of:=[.E30]+4" table:style-name="ce3">
            <text:p>8</text:p>
          </table:table-cell>
          <table:table-cell table:style-name="ce28"/>
          <table:table-cell office:value-type="string" table:style-name="ce30">
            <text:p>cmp x28,x25</text:p>
          </table:table-cell>
          <table:table-cell table:style-name="ce29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1F8" table:formula="of:=DEC2HEX(HEX2DEC([.$A31]);8)" table:style-name="ce29">
            <text:p>03CB21F8</text:p>
          </table:table-cell>
          <table:table-cell office:value-type="string" table:style-name="ce30">
            <text:p>EB19039F</text:p>
          </table:table-cell>
          <table:table-cell table:style-name="ce30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00" table:formula="of:=[.K33]" table:style-name="ce29">
            <text:p>03CB2200</text:p>
          </table:table-cell>
          <table:table-cell office:value-type="string" office:string-value="9100437B" table:formula="of:=[.L34]" table:style-name="ce30">
            <text:p>9100437B</text:p>
          </table:table-cell>
          <table:table-cell office:value-type="string" office:string-value="D503201F" table:formula="of:=[.L33]" table:style-name="ce14">
            <text:p>D503201F</text:p>
          </table:table-cell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1FC" table:formula="of:=DEC2HEX(HEX2DEC([.A31])+4;8)" table:style-name="ce3">
            <text:p>03CB21FC</text:p>
          </table:table-cell>
          <table:table-cell table:number-columns-repeated="2" table:style-name="ce3"/>
          <table:table-cell table:style-name="ce10"/>
          <table:table-cell office:value-type="float" office:value="12" table:formula="of:=[.E31]+4" table:style-name="ce3">
            <text:p>12</text:p>
          </table:table-cell>
          <table:table-cell table:style-name="ce29"/>
          <table:table-cell office:value-type="string" table:style-name="ce30">
            <text:p>B.EQ</text:p>
          </table:table-cell>
          <table:table-cell office:value-type="float" office:value="36" table:formula="of:=[.E38]" table:style-name="ce29">
            <text:p>36</text:p>
          </table:table-cell>
          <table:table-cell office:value-type="string" office:string-value="Save ptr" table:formula="of:=[.F38]" table:style-name="ce28">
            <text:p>Save ptr</text:p>
          </table:table-cell>
          <table:table-cell office:value-type="string" table:style-name="ce3">
            <text:p>04000000</text:p>
          </table:table-cell>
          <table:table-cell office:value-type="string" office:string-value="03CB21FC" table:formula="of:=DEC2HEX(HEX2DEC([.$A32]);8)" table:style-name="ce29">
            <text:p>03CB21FC</text:p>
          </table:table-cell>
          <table:table-cell office:value-type="string" table:style-name="ce30">
            <text:p>540000C0</text:p>
          </table:table-cell>
          <table:table-cell table:style-name="ce30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08" table:formula="of:=[.K35]" table:style-name="ce29">
            <text:p>03CB2208</text:p>
          </table:table-cell>
          <table:table-cell office:value-type="string" office:string-value="B5FFFF3D" table:formula="of:=[.L36]" table:style-name="ce30">
            <text:p>B5FFFF3D</text:p>
          </table:table-cell>
          <table:table-cell office:value-type="string" office:string-value="D10007BD" table:formula="of:=[.L35]" table:style-name="ce14">
            <text:p>D10007BD</text:p>
          </table:table-cell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00" table:formula="of:=DEC2HEX(HEX2DEC([.A32])+4;8)" table:style-name="ce3">
            <text:p>03CB2200</text:p>
          </table:table-cell>
          <table:table-cell table:number-columns-repeated="2" table:style-name="ce3"/>
          <table:table-cell table:style-name="ce10"/>
          <table:table-cell office:value-type="float" office:value="16" table:formula="of:=[.E32]+4" table:style-name="ce3">
            <text:p>16</text:p>
          </table:table-cell>
          <table:table-cell table:style-name="ce29"/>
          <table:table-cell office:value-type="string" table:style-name="ce30">
            <text:p>nop</text:p>
          </table:table-cell>
          <table:table-cell table:style-name="ce29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00" table:formula="of:=DEC2HEX(HEX2DEC([.$A33]);8)" table:style-name="ce29">
            <text:p>03CB2200</text:p>
          </table:table-cell>
          <table:table-cell office:value-type="string" table:style-name="ce30">
            <text:p>D503201F</text:p>
          </table:table-cell>
          <table:table-cell table:style-name="ce30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10" table:formula="of:=[.K37]" table:style-name="ce29">
            <text:p>03CB2210</text:p>
          </table:table-cell>
          <table:table-cell office:value-type="string" office:string-value="F9000379" table:formula="of:=[.L38]" table:style-name="ce30">
            <text:p>F9000379</text:p>
          </table:table-cell>
          <table:table-cell office:value-type="string" office:string-value="14000003" table:formula="of:=[.L37]" table:style-name="ce14">
            <text:p>14000003</text:p>
          </table:table-cell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04" table:formula="of:=DEC2HEX(HEX2DEC([.A33])+4;8)" table:style-name="ce3">
            <text:p>03CB2204</text:p>
          </table:table-cell>
          <table:table-cell table:number-columns-repeated="2" table:style-name="ce3"/>
          <table:table-cell table:style-name="ce10"/>
          <table:table-cell office:value-type="float" office:value="20" table:formula="of:=[.E33]+4" table:style-name="ce3">
            <text:p>20</text:p>
          </table:table-cell>
          <table:table-cell table:style-name="ce29"/>
          <table:table-cell office:value-type="string" table:style-name="ce30">
            <text:p>ADD X27,X27,#0x10</text:p>
          </table:table-cell>
          <table:table-cell table:style-name="ce29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04" table:formula="of:=DEC2HEX(HEX2DEC([.$A34]);8)" table:style-name="ce29">
            <text:p>03CB2204</text:p>
          </table:table-cell>
          <table:table-cell office:value-type="string" table:style-name="ce30">
            <text:p>9100437B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18" table:formula="of:=[.K39]" table:style-name="ce29">
            <text:p>03CB2218</text:p>
          </table:table-cell>
          <table:table-cell office:value-type="string" office:string-value="D65F03C0" table:formula="of:=[.L40]" table:style-name="ce30">
            <text:p>D65F03C0</text:p>
          </table:table-cell>
          <table:table-cell office:value-type="string" office:string-value="F900077A" table:formula="of:=[.L39]" table:style-name="ce14">
            <text:p>F900077A</text:p>
          </table:table-cell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08" table:formula="of:=DEC2HEX(HEX2DEC([.A34])+4;8)" table:style-name="ce3">
            <text:p>03CB2208</text:p>
          </table:table-cell>
          <table:table-cell table:number-columns-repeated="2" table:style-name="ce3"/>
          <table:table-cell table:style-name="ce10"/>
          <table:table-cell office:value-type="float" office:value="24" table:formula="of:=[.E34]+4" table:style-name="ce3">
            <text:p>24</text:p>
          </table:table-cell>
          <table:table-cell table:style-name="ce29"/>
          <table:table-cell office:value-type="string" table:style-name="ce30">
            <text:p>SUB <text:s text:c="12"/>x29,x29,#1</text:p>
          </table:table-cell>
          <table:table-cell table:style-name="ce29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08" table:formula="of:=DEC2HEX(HEX2DEC([.$A35]);8)" table:style-name="ce29">
            <text:p>03CB2208</text:p>
          </table:table-cell>
          <table:table-cell office:value-type="string" table:style-name="ce30">
            <text:p>D10007BD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48">
            <text:p>[off]</text:p>
          </table:table-cell>
          <table:table-cell table:number-columns-repeated="2" table:style-name="ce37"/>
          <table:table-cell table:style-name="ce34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0C" table:formula="of:=DEC2HEX(HEX2DEC([.A35])+4;8)" table:style-name="ce3">
            <text:p>03CB220C</text:p>
          </table:table-cell>
          <table:table-cell table:number-columns-repeated="2" table:style-name="ce3"/>
          <table:table-cell table:style-name="ce10"/>
          <table:table-cell office:value-type="float" office:value="28" table:formula="of:=[.E35]+4" table:style-name="ce3">
            <text:p>28</text:p>
          </table:table-cell>
          <table:table-cell table:style-name="ce29"/>
          <table:table-cell office:value-type="string" table:style-name="ce30">
            <text:p>CBNZ X29,<text:s/></text:p>
          </table:table-cell>
          <table:table-cell office:value-type="float" office:value="0" table:formula="of:=[.E29]" table:style-name="ce29">
            <text:p>0</text:p>
          </table:table-cell>
          <table:table-cell office:value-type="string" office:string-value="find slot" table:formula="of:=[.F29]" table:style-name="ce28">
            <text:p>find slot</text:p>
          </table:table-cell>
          <table:table-cell office:value-type="string" table:style-name="ce3">
            <text:p>04000000</text:p>
          </table:table-cell>
          <table:table-cell office:value-type="string" office:string-value="03CB220C" table:formula="of:=DEC2HEX(HEX2DEC([.$A36]);8)" table:style-name="ce29">
            <text:p>03CB220C</text:p>
          </table:table-cell>
          <table:table-cell office:value-type="string" table:style-name="ce30">
            <text:p>B5FFFF3D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office:string-value="04000000" table:formula="of:=[.Q41]" table:style-name="ce23">
            <text:p>04000000</text:p>
          </table:table-cell>
          <table:table-cell office:value-type="string" office:string-value="006EB9BC" table:formula="of:=[.R41]" table:style-name="ce3">
            <text:p>006EB9BC</text:p>
          </table:table-cell>
          <table:table-cell office:value-type="string" office:string-value="F840850A" table:formula="of:=[.L54]" table:style-name="ce30">
            <text:p>F840850A</text:p>
          </table:table-cell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10" table:formula="of:=DEC2HEX(HEX2DEC([.A36])+4;8)" table:style-name="ce3">
            <text:p>03CB2210</text:p>
          </table:table-cell>
          <table:table-cell table:number-columns-repeated="2" table:style-name="ce3"/>
          <table:table-cell table:style-name="ce10"/>
          <table:table-cell office:value-type="float" office:value="32" table:formula="of:=[.E36]+4" table:style-name="ce3">
            <text:p>32</text:p>
          </table:table-cell>
          <table:table-cell table:style-name="ce29"/>
          <table:table-cell office:value-type="string" table:style-name="ce30">
            <text:p>b</text:p>
          </table:table-cell>
          <table:table-cell office:value-type="float" office:value="44" table:formula="of:=[.E40]" table:style-name="ce29">
            <text:p>44</text:p>
          </table:table-cell>
          <table:table-cell office:value-type="string" office:string-value="Done" table:formula="of:=[.F40]" table:style-name="ce28">
            <text:p>Done</text:p>
          </table:table-cell>
          <table:table-cell office:value-type="string" table:style-name="ce3">
            <text:p>04000000</text:p>
          </table:table-cell>
          <table:table-cell office:value-type="string" office:string-value="03CB2210" table:formula="of:=DEC2HEX(HEX2DEC([.$A37]);8)" table:style-name="ce29">
            <text:p>03CB2210</text:p>
          </table:table-cell>
          <table:table-cell office:value-type="string" table:style-name="ce30">
            <text:p>14000003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office:string-value="04000000" table:formula="of:=[.Q57]" table:style-name="ce36">
            <text:p>04000000</text:p>
          </table:table-cell>
          <table:table-cell office:value-type="string" office:string-value="0078CDD0" table:formula="of:=[.R57]" table:style-name="ce27">
            <text:p>0078CDD0</text:p>
          </table:table-cell>
          <table:table-cell office:value-type="string" office:string-value="B9404900" table:formula="of:=[.L70]" table:style-name="ce49">
            <text:p>B9404900</text:p>
          </table:table-cell>
          <table:table-cell table:style-name="ce35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14" table:formula="of:=DEC2HEX(HEX2DEC([.A37])+4;8)" table:style-name="ce3">
            <text:p>03CB2214</text:p>
          </table:table-cell>
          <table:table-cell table:number-columns-repeated="2" table:style-name="ce3"/>
          <table:table-cell table:style-name="ce10"/>
          <table:table-cell office:value-type="float" office:value="36" table:formula="of:=[.E37]+4" table:style-name="ce3">
            <text:p>36</text:p>
          </table:table-cell>
          <table:table-cell office:value-type="string" table:style-name="ce28">
            <text:p>Save ptr</text:p>
          </table:table-cell>
          <table:table-cell office:value-type="string" table:style-name="ce30">
            <text:p>STR <text:s text:c="12"/>X25, [X27]</text:p>
          </table:table-cell>
          <table:table-cell table:style-name="ce29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14" table:formula="of:=DEC2HEX(HEX2DEC([.$A38]);8)" table:style-name="ce29">
            <text:p>03CB2214</text:p>
          </table:table-cell>
          <table:table-cell office:value-type="string" table:style-name="ce30">
            <text:p>F9000379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office:string-value="04000000" table:formula="of:=[.Q73]" table:style-name="ce23">
            <text:p>04000000</text:p>
          </table:table-cell>
          <table:table-cell office:value-type="string" office:string-value="0080CE50" table:formula="of:=[.R73]" table:style-name="ce29">
            <text:p>0080CE50</text:p>
          </table:table-cell>
          <table:table-cell office:value-type="string" office:string-value="B9400900" table:formula="of:=[.L86]" table:style-name="ce30">
            <text:p>B9400900</text:p>
          </table:table-cell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18" table:formula="of:=DEC2HEX(HEX2DEC([.A38])+4;8)" table:style-name="ce3">
            <text:p>03CB2218</text:p>
          </table:table-cell>
          <table:table-cell table:number-columns-repeated="2" table:style-name="ce3"/>
          <table:table-cell table:style-name="ce10"/>
          <table:table-cell office:value-type="float" office:value="40" table:formula="of:=[.E38]+4" table:style-name="ce3">
            <text:p>40</text:p>
          </table:table-cell>
          <table:table-cell table:style-name="ce29"/>
          <table:table-cell office:value-type="string" table:style-name="ce30">
            <text:p>STR <text:s text:c="12"/>X26, [X27,0x8]</text:p>
          </table:table-cell>
          <table:table-cell table:style-name="ce29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18" table:formula="of:=DEC2HEX(HEX2DEC([.$A39]);8)" table:style-name="ce29">
            <text:p>03CB2218</text:p>
          </table:table-cell>
          <table:table-cell office:value-type="string" table:style-name="ce30">
            <text:p>F900077A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office:string-value="04000000" table:formula="of:=[.Q89]" table:style-name="ce40">
            <text:p>04000000</text:p>
          </table:table-cell>
          <table:table-cell office:value-type="string" office:string-value="0078D254" table:formula="of:=[.R89]" table:style-name="ce41">
            <text:p>0078D254</text:p>
          </table:table-cell>
          <table:table-cell office:value-type="string" office:string-value="B9412009" table:formula="of:=[.L102]" table:style-name="ce50">
            <text:p>B9412009</text:p>
          </table:table-cell>
          <table:table-cell table:style-name="ce43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1C" table:formula="of:=DEC2HEX(HEX2DEC([.A39])+4;8)" table:style-name="ce3">
            <text:p>03CB221C</text:p>
          </table:table-cell>
          <table:table-cell table:number-columns-repeated="2" table:style-name="ce3"/>
          <table:table-cell table:style-name="ce10"/>
          <table:table-cell office:value-type="float" office:value="44" table:formula="of:=[.E39]+4" table:style-name="ce3">
            <text:p>44</text:p>
          </table:table-cell>
          <table:table-cell office:value-type="string" table:style-name="ce28">
            <text:p>Done</text:p>
          </table:table-cell>
          <table:table-cell office:value-type="string" table:style-name="ce30">
            <text:p>ret</text:p>
          </table:table-cell>
          <table:table-cell table:style-name="ce29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1C" table:formula="of:=DEC2HEX(HEX2DEC([.$A40]);8)" table:style-name="ce29">
            <text:p>03CB221C</text:p>
          </table:table-cell>
          <table:table-cell office:value-type="string" table:style-name="ce30">
            <text:p>D65F03C0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office:string-value="[Get" table:formula="of:=[.J28]" table:style-name="ce23">
            <text:p>[Get</text:p>
          </table:table-cell>
          <table:table-cell office:value-type="string" office:string-value="diamond" table:formula="of:=[.K28]" table:style-name="ce29">
            <text:p>diamond</text:p>
          </table:table-cell>
          <table:table-cell office:value-type="string" office:string-value="]" table:formula="of:=[.L28]" table:style-name="ce29">
            <text:p>]</text:p>
          </table:table-cell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6EB9BC" table:formula="of:=[.C6]" table:style-name="ce3">
            <text:p>06EB9BC</text:p>
          </table:table-cell>
          <table:table-cell table:style-name="ce10"/>
          <table:table-cell office:value-type="string" office:string-value="03CB2220" table:formula="of:=[.A42]" table:style-name="ce3">
            <text:p>03CB2220</text:p>
          </table:table-cell>
          <table:table-cell table:number-columns-repeated="2" table:style-name="ce10"/>
          <table:table-cell table:style-name="ce30"/>
          <table:table-cell office:value-type="string" office:string-value="b #0x035C6864" table:formula="of:=&quot;b #0x&quot; &amp; DEC2HEX(HEX2DEC([.$C41])-HEX2DEC([.$A41]);8)" table:style-name="ce8">
            <text:p>b #0x035C6864</text:p>
          </table:table-cell>
          <table:table-cell table:style-name="ce29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06EB9BC" table:formula="of:=DEC2HEX(HEX2DEC([.$A41]);8)" table:style-name="ce29">
            <text:p>006EB9BC</text:p>
          </table:table-cell>
          <table:table-cell office:value-type="string" office:string-value="14D71A19" table:formula="of:=DEC2HEX(HEX2DEC(IF(HEX2DEC([.$A41])&lt;HEX2DEC([.$C41]);14000000;18000000))+(HEX2DEC([.$C41])-HEX2DEC([.$A41]))/4;8)" table:style-name="ce8">
            <text:p>14D71A19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office:string-value="04000000" table:formula="of:=[.J41]" table:style-name="ce23">
            <text:p>04000000</text:p>
          </table:table-cell>
          <table:table-cell office:value-type="string" office:string-value="006EB9BC" table:formula="of:=[.K41]" table:style-name="ce29">
            <text:p>006EB9BC</text:p>
          </table:table-cell>
          <table:table-cell office:value-type="string" office:string-value="14D71A19" table:formula="of:=[.L41]" table:style-name="ce29">
            <text:p>14D71A19</text:p>
          </table:table-cell>
          <table:table-cell table:style-name="ce14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20" table:formula="of:=DEC2HEX(HEX2DEC([.A40])+4;8)" table:style-name="ce3">
            <text:p>03CB2220</text:p>
          </table:table-cell>
          <table:table-cell office:value-type="string" table:style-name="ce15">
            <text:p>hack1</text:p>
          </table:table-cell>
          <table:table-cell table:style-name="ce3"/>
          <table:table-cell table:style-name="ce10"/>
          <table:table-cell office:value-type="float" office:value="48" table:formula="of:=[.E40]+4" table:style-name="ce3">
            <text:p>48</text:p>
          </table:table-cell>
          <table:table-cell table:style-name="ce29"/>
          <table:table-cell office:value-type="string" table:style-name="ce12">
            <text:p>STP <text:s text:c="12"/>X25, X26, [SP,#-0x90]</text:p>
          </table:table-cell>
          <table:table-cell table:style-name="ce6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20" table:formula="of:=DEC2HEX(HEX2DEC([.$A42]);8)" table:style-name="ce29">
            <text:p>03CB2220</text:p>
          </table:table-cell>
          <table:table-cell office:value-type="string" table:style-name="ce13">
            <text:p>A9376BF9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20" table:formula="of:=[.K42]" table:style-name="ce29">
            <text:p>03CB2220</text:p>
          </table:table-cell>
          <table:table-cell office:value-type="string" office:string-value="A93873FB" table:formula="of:=[.L43]" table:style-name="ce30">
            <text:p>A93873FB</text:p>
          </table:table-cell>
          <table:table-cell office:value-type="string" office:string-value="A9376BF9" table:formula="of:=[.L42]" table:style-name="ce14">
            <text:p>A9376BF9</text:p>
          </table:table-cell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24" table:formula="of:=DEC2HEX(HEX2DEC([.A42])+4;8)" table:style-name="ce3">
            <text:p>03CB2224</text:p>
          </table:table-cell>
          <table:table-cell table:number-columns-repeated="2" table:style-name="ce3"/>
          <table:table-cell table:style-name="ce10"/>
          <table:table-cell office:value-type="float" office:value="52" table:formula="of:=[.E42]+4" table:style-name="ce3">
            <text:p>52</text:p>
          </table:table-cell>
          <table:table-cell table:style-name="ce29"/>
          <table:table-cell office:value-type="string" table:style-name="ce24">
            <text:p>STP <text:s text:c="12"/>X27, X28, [SP,#-0x80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24" table:formula="of:=DEC2HEX(HEX2DEC([.$A43]);8)" table:style-name="ce29">
            <text:p>03CB2224</text:p>
          </table:table-cell>
          <table:table-cell office:value-type="string" table:style-name="ce25">
            <text:p>A93873FB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28" table:formula="of:=DEC2HEX(HEX2DEC([.A43])+4;8)" table:style-name="ce3">
            <text:p>03CB2228</text:p>
          </table:table-cell>
          <table:table-cell table:number-columns-repeated="2" table:style-name="ce3"/>
          <table:table-cell table:style-name="ce10"/>
          <table:table-cell office:value-type="float" office:value="56" table:formula="of:=[.E43]+4" table:style-name="ce3">
            <text:p>56</text:p>
          </table:table-cell>
          <table:table-cell table:style-name="ce29"/>
          <table:table-cell office:value-type="string" table:style-name="ce24">
            <text:p>STP <text:s text:c="12"/>X29, X30, [SP,#-0x70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28" table:formula="of:=DEC2HEX(HEX2DEC([.$A44]);8)" table:style-name="ce29">
            <text:p>03CB2228</text:p>
          </table:table-cell>
          <table:table-cell office:value-type="string" table:style-name="ce25">
            <text:p>A9397BFD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28" table:formula="of:=[.K44]" table:style-name="ce29">
            <text:p>03CB2228</text:p>
          </table:table-cell>
          <table:table-cell office:value-type="string" office:string-value="91000119" table:formula="of:=[.L45]" table:style-name="ce30">
            <text:p>91000119</text:p>
          </table:table-cell>
          <table:table-cell office:value-type="string" office:string-value="A9397BFD" table:formula="of:=[.L44]" table:style-name="ce14">
            <text:p>A9397BFD</text:p>
          </table:table-cell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2C" table:formula="of:=DEC2HEX(HEX2DEC([.A44])+4;8)" table:style-name="ce3">
            <text:p>03CB222C</text:p>
          </table:table-cell>
          <table:table-cell table:number-columns-repeated="2" table:style-name="ce3"/>
          <table:table-cell table:style-name="ce10"/>
          <table:table-cell office:value-type="float" office:value="60" table:formula="of:=[.E44]+4" table:style-name="ce3">
            <text:p>60</text:p>
          </table:table-cell>
          <table:table-cell table:style-name="ce29"/>
          <table:table-cell office:value-type="string" table:style-name="ce24">
            <text:p>add x25,<text:s/></text:p>
          </table:table-cell>
          <table:table-cell office:value-type="string" office:string-value="X8,0" table:formula="of:=[.C8]" table:style-name="ce7">
            <text:p>X8,0</text:p>
          </table:table-cell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2C" table:formula="of:=DEC2HEX(HEX2DEC([.$A45]);8)" table:style-name="ce29">
            <text:p>03CB222C</text:p>
          </table:table-cell>
          <table:table-cell office:value-type="string" table:style-name="ce16">
            <text:p>91000119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30" table:formula="of:=DEC2HEX(HEX2DEC([.A45])+4;8)" table:style-name="ce3">
            <text:p>03CB2230</text:p>
          </table:table-cell>
          <table:table-cell table:number-columns-repeated="2" table:style-name="ce3"/>
          <table:table-cell table:style-name="ce10"/>
          <table:table-cell office:value-type="float" office:value="64" table:formula="of:=[.E45]+4" table:style-name="ce3">
            <text:p>64</text:p>
          </table:table-cell>
          <table:table-cell table:style-name="ce29"/>
          <table:table-cell office:value-type="string" table:style-name="ce23">
            <text:p>ldr x26,[x25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30" table:formula="of:=DEC2HEX(HEX2DEC([.$A46]);8)" table:style-name="ce29">
            <text:p>03CB2230</text:p>
          </table:table-cell>
          <table:table-cell office:value-type="string" table:style-name="ce26">
            <text:p>F940033A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30" table:formula="of:=[.K46]" table:style-name="ce29">
            <text:p>03CB2230</text:p>
          </table:table-cell>
          <table:table-cell office:value-type="string" office:string-value="D2801D1D" table:formula="of:=[.L47]" table:style-name="ce30">
            <text:p>D2801D1D</text:p>
          </table:table-cell>
          <table:table-cell office:value-type="string" office:string-value="F940033A" table:formula="of:=[.L46]" table:style-name="ce14">
            <text:p>F940033A</text:p>
          </table:table-cell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2">
          <table:table-cell office:value-type="string" office:string-value="03CB2234" table:formula="of:=DEC2HEX(HEX2DEC([.A46])+4;8)" table:style-name="ce3">
            <text:p>03CB2234</text:p>
          </table:table-cell>
          <table:table-cell table:style-name="ce3"/>
          <table:table-cell office:value-type="string" office:string-value="0795F000" table:formula="of:=[.A15]" table:style-name="ce3">
            <text:p>0795F000</text:p>
          </table:table-cell>
          <table:table-cell office:value-type="string" table:style-name="ce3">
            <text:p>data end before</text:p>
          </table:table-cell>
          <table:table-cell office:value-type="float" office:value="68" table:formula="of:=[.E46]+4" table:style-name="ce3">
            <text:p>68</text:p>
          </table:table-cell>
          <table:table-cell table:style-name="ce30"/>
          <table:table-cell office:value-type="string" office:string-value="mov x29,#0x000000E8" table:formula="of:=&quot;mov x29,#0x&quot; &amp; DEC2HEX((HEX2DEC([.$C47])-HEX2DEC([.$C48]))/16;8)" table:style-name="ce17">
            <text:p>mov x29,#0x000000E8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34" table:formula="of:=DEC2HEX(HEX2DEC([.$A47]);8)" table:style-name="ce29">
            <text:p>03CB2234</text:p>
          </table:table-cell>
          <table:table-cell office:value-type="string" table:style-name="ce16">
            <text:p>D2801D1D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38" table:formula="of:=DEC2HEX(HEX2DEC([.A47])+4;8)" table:style-name="ce3">
            <text:p>03CB2238</text:p>
          </table:table-cell>
          <table:table-cell table:style-name="ce3"/>
          <table:table-cell office:value-type="string" office:string-value="0795E180" table:formula="of:=[.A14]" table:style-name="ce3">
            <text:p>0795E180</text:p>
          </table:table-cell>
          <table:table-cell office:value-type="string" table:style-name="ce3">
            <text:p>data start here</text:p>
          </table:table-cell>
          <table:table-cell office:value-type="float" office:value="72" table:formula="of:=[.E47]+4" table:style-name="ce3">
            <text:p>72</text:p>
          </table:table-cell>
          <table:table-cell table:style-name="ce30"/>
          <table:table-cell office:value-type="string" office:string-value="adrp x27, #0x03CAC000" table:formula="of:=&quot;adrp x27, #0x&quot; &amp; DEC2HEX(HEX2DEC([.$C48])-MOD(HEX2DEC([.$C48]);4096)-HEX2DEC([.$A48])+MOD(HEX2DEC([.$A48]);4096);8)" table:style-name="ce17">
            <text:p>adrp x27, #0x03CAC000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38" table:formula="of:=DEC2HEX(HEX2DEC([.$A48]);8)" table:style-name="ce29">
            <text:p>03CB2238</text:p>
          </table:table-cell>
          <table:table-cell office:value-type="string" table:style-name="ce16">
            <text:p>9001E57B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38" table:formula="of:=[.K48]" table:style-name="ce29">
            <text:p>03CB2238</text:p>
          </table:table-cell>
          <table:table-cell office:value-type="string" office:string-value="9106037B" table:formula="of:=[.L49]" table:style-name="ce30">
            <text:p>9106037B</text:p>
          </table:table-cell>
          <table:table-cell office:value-type="string" office:string-value="9001E57B" table:formula="of:=[.L48]" table:style-name="ce14">
            <text:p>9001E57B</text:p>
          </table:table-cell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3C" table:formula="of:=DEC2HEX(HEX2DEC([.A48])+4;8)" table:style-name="ce3">
            <text:p>03CB223C</text:p>
          </table:table-cell>
          <table:table-cell office:value-type="string" table:style-name="ce3">
            <text:p>setup x27 = data start</text:p>
          </table:table-cell>
          <table:table-cell table:style-name="ce3"/>
          <table:table-cell table:style-name="ce10"/>
          <table:table-cell office:value-type="float" office:value="76" table:formula="of:=[.E48]+4" table:style-name="ce3">
            <text:p>76</text:p>
          </table:table-cell>
          <table:table-cell table:style-name="ce30"/>
          <table:table-cell office:value-type="string" office:string-value="add x27,x27, #0x180" table:formula="of:=&quot;add x27,x27, #0x&quot;&amp;DEC2HEX(MOD(HEX2DEC([.C48]);4096);3)" table:style-name="ce17">
            <text:p>add x27,x27, #0x180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3C" table:formula="of:=DEC2HEX(HEX2DEC([.$A49]);8)" table:style-name="ce29">
            <text:p>03CB223C</text:p>
          </table:table-cell>
          <table:table-cell office:value-type="string" table:style-name="ce16">
            <text:p>9106037B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40" table:formula="of:=DEC2HEX(HEX2DEC([.A49])+4;8)" table:style-name="ce3">
            <text:p>03CB2240</text:p>
          </table:table-cell>
          <table:table-cell table:number-columns-repeated="3" table:style-name="ce3"/>
          <table:table-cell office:value-type="float" office:value="80" table:formula="of:=[.E49]+4" table:style-name="ce3">
            <text:p>80</text:p>
          </table:table-cell>
          <table:table-cell table:style-name="ce30"/>
          <table:table-cell office:value-type="string" table:style-name="ce23">
            <text:p>bl</text:p>
          </table:table-cell>
          <table:table-cell office:value-type="float" office:value="-48" table:formula="of:=-[.E42]" table:style-name="ce7">
            <text:p>-48</text:p>
          </table:table-cell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40" table:formula="of:=DEC2HEX(HEX2DEC([.$A50]);8)" table:style-name="ce29">
            <text:p>03CB2240</text:p>
          </table:table-cell>
          <table:table-cell office:value-type="string" table:style-name="ce25">
            <text:p>97FFFFEC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40" table:formula="of:=[.K50]" table:style-name="ce29">
            <text:p>03CB2240</text:p>
          </table:table-cell>
          <table:table-cell office:value-type="string" office:string-value="A9776BF9" table:formula="of:=[.L51]" table:style-name="ce30">
            <text:p>A9776BF9</text:p>
          </table:table-cell>
          <table:table-cell office:value-type="string" office:string-value="97FFFFEC" table:formula="of:=[.L50]" table:style-name="ce14">
            <text:p>97FFFFEC</text:p>
          </table:table-cell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44" table:formula="of:=DEC2HEX(HEX2DEC([.A50])+4;8)" table:style-name="ce3">
            <text:p>03CB2244</text:p>
          </table:table-cell>
          <table:table-cell table:number-columns-repeated="2" table:style-name="ce3"/>
          <table:table-cell table:style-name="ce10"/>
          <table:table-cell office:value-type="float" office:value="84" table:formula="of:=[.E50]+4" table:style-name="ce3">
            <text:p>84</text:p>
          </table:table-cell>
          <table:table-cell table:style-name="ce29"/>
          <table:table-cell office:value-type="string" table:style-name="ce24">
            <text:p>LDP <text:s text:c="12"/>X25, X26, [SP,#-0x90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44" table:formula="of:=DEC2HEX(HEX2DEC([.$A51]);8)" table:style-name="ce29">
            <text:p>03CB2244</text:p>
          </table:table-cell>
          <table:table-cell office:value-type="string" table:style-name="ce25">
            <text:p>A9776BF9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48" table:formula="of:=DEC2HEX(HEX2DEC([.A51])+4;8)" table:style-name="ce3">
            <text:p>03CB2248</text:p>
          </table:table-cell>
          <table:table-cell table:number-columns-repeated="2" table:style-name="ce3"/>
          <table:table-cell table:style-name="ce10"/>
          <table:table-cell office:value-type="float" office:value="88" table:formula="of:=[.E51]+4" table:style-name="ce3">
            <text:p>88</text:p>
          </table:table-cell>
          <table:table-cell table:style-name="ce29"/>
          <table:table-cell office:value-type="string" table:style-name="ce24">
            <text:p>LDP <text:s text:c="12"/>X27, X28, [SP,#-0x80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48" table:formula="of:=DEC2HEX(HEX2DEC([.$A52]);8)" table:style-name="ce29">
            <text:p>03CB2248</text:p>
          </table:table-cell>
          <table:table-cell office:value-type="string" table:style-name="ce25">
            <text:p>A97873FB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48" table:formula="of:=[.K52]" table:style-name="ce29">
            <text:p>03CB2248</text:p>
          </table:table-cell>
          <table:table-cell office:value-type="string" office:string-value="A9797BFD" table:formula="of:=[.L53]" table:style-name="ce30">
            <text:p>A9797BFD</text:p>
          </table:table-cell>
          <table:table-cell office:value-type="string" office:string-value="A97873FB" table:formula="of:=[.L52]" table:style-name="ce14">
            <text:p>A97873FB</text:p>
          </table:table-cell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4C" table:formula="of:=DEC2HEX(HEX2DEC([.A52])+4;8)" table:style-name="ce3">
            <text:p>03CB224C</text:p>
          </table:table-cell>
          <table:table-cell table:number-columns-repeated="2" table:style-name="ce3"/>
          <table:table-cell table:style-name="ce10"/>
          <table:table-cell office:value-type="float" office:value="92" table:formula="of:=[.E52]+4" table:style-name="ce3">
            <text:p>92</text:p>
          </table:table-cell>
          <table:table-cell table:style-name="ce29"/>
          <table:table-cell office:value-type="string" table:style-name="ce24">
            <text:p>LDP <text:s text:c="12"/>X29, X30, [SP,#-0x70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4C" table:formula="of:=DEC2HEX(HEX2DEC([.$A53]);8)" table:style-name="ce29">
            <text:p>03CB224C</text:p>
          </table:table-cell>
          <table:table-cell office:value-type="string" table:style-name="ce25">
            <text:p>A9797BFD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50" table:formula="of:=DEC2HEX(HEX2DEC([.A53])+4;8)" table:style-name="ce3">
            <text:p>03CB2250</text:p>
          </table:table-cell>
          <table:table-cell table:number-columns-repeated="3" table:style-name="ce3"/>
          <table:table-cell office:value-type="float" office:value="96" table:formula="of:=[.E53]+4" table:style-name="ce3">
            <text:p>96</text:p>
          </table:table-cell>
          <table:table-cell office:value-type="string" table:style-name="ce28">
            <text:p>repeat original</text:p>
          </table:table-cell>
          <table:table-cell office:value-type="string" office:string-value="LDR X10, [X8],#8" table:formula="of:=[.C7]" table:style-name="ce20">
            <text:p>LDR X10, [X8],#8</text:p>
          </table:table-cell>
          <table:table-cell table:style-name="ce18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50" table:formula="of:=DEC2HEX(HEX2DEC([.$A54]);8)" table:style-name="ce29">
            <text:p>03CB2250</text:p>
          </table:table-cell>
          <table:table-cell office:value-type="string" table:style-name="ce19">
            <text:p>F840850A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50" table:formula="of:=[.K54]" table:style-name="ce29">
            <text:p>03CB2250</text:p>
          </table:table-cell>
          <table:table-cell office:value-type="string" office:string-value="1728E5DB" table:formula="of:=[.L55]" table:style-name="ce30">
            <text:p>1728E5DB</text:p>
          </table:table-cell>
          <table:table-cell office:value-type="string" office:string-value="F840850A" table:formula="of:=[.L54]" table:style-name="ce14">
            <text:p>F840850A</text:p>
          </table:table-cell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54" table:formula="of:=DEC2HEX(HEX2DEC([.A54])+4;8)" table:style-name="ce3">
            <text:p>03CB2254</text:p>
          </table:table-cell>
          <table:table-cell table:style-name="ce3"/>
          <table:table-cell office:value-type="string" office:string-value="006EB9C0" table:formula="of:=DEC2HEX(HEX2DEC([.A41])+4;8)" table:style-name="ce8">
            <text:p>006EB9C0</text:p>
          </table:table-cell>
          <table:table-cell table:style-name="ce3"/>
          <table:table-cell office:value-type="float" office:value="100" table:formula="of:=[.E54]+4" table:style-name="ce3">
            <text:p>100</text:p>
          </table:table-cell>
          <table:table-cell office:value-type="string" table:style-name="ce11">
            <text:p>Return</text:p>
          </table:table-cell>
          <table:table-cell office:value-type="string" office:string-value="b #0xFFFCA3976C" table:formula="of:=&quot;b #0x&quot; &amp; DEC2HEX(HEX2DEC([.$C55])-HEX2DEC([.$A55]);8)" table:style-name="ce8">
            <text:p>b #0xFFFCA3976C</text:p>
          </table:table-cell>
          <table:table-cell table:style-name="ce29"/>
          <table:table-cell table:style-name="ce11"/>
          <table:table-cell office:value-type="string" table:style-name="ce3">
            <text:p>04000000</text:p>
          </table:table-cell>
          <table:table-cell office:value-type="string" office:string-value="03CB2254" table:formula="of:=DEC2HEX(HEX2DEC([.$A55]);8)" table:style-name="ce3">
            <text:p>03CB2254</text:p>
          </table:table-cell>
          <table:table-cell office:value-type="string" office:string-value="1728E5DB" table:formula="of:=DEC2HEX(HEX2DEC(IF(HEX2DEC([.$A55])&lt;HEX2DEC([.$C55]);14000000;18000000))+(HEX2DEC([.$C55])-HEX2DEC([.$A55]))/4;8)" table:style-name="ce8">
            <text:p>1728E5DB</text:p>
          </table:table-cell>
          <table:table-cell table:number-columns-repeated="3" table:style-name="ce3"/>
          <table:table-cell table:style-name="ce29"/>
          <table:table-cell table:style-name="ce20"/>
          <table:table-cell table:number-columns-repeated="2" table:style-name="ce21"/>
          <table:table-cell table:style-name="ce18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table:number-columns-repeated="9" table:style-name="ce1"/>
          <table:table-cell office:value-type="string" table:style-name="ce3">
            <text:p>[Get</text:p>
          </table:table-cell>
          <table:table-cell office:value-type="string" office:string-value="life" table:formula="of:=[.N2]" table:style-name="ce3">
            <text:p>life</text:p>
          </table:table-cell>
          <table:table-cell office:value-type="string" table:style-name="ce3">
            <text:p>]</text:p>
          </table:table-cell>
          <table:table-cell table:number-columns-repeated="3" table:style-name="ce1"/>
          <table:table-cell table:style-name="ce27"/>
          <table:table-cell office:value-type="string" office:string-value="[Get" table:formula="of:=[.J56]" table:style-name="ce23">
            <text:p>[Get</text:p>
          </table:table-cell>
          <table:table-cell office:value-type="string" office:string-value="life" table:formula="of:=[.K56]" table:style-name="ce29">
            <text:p>life</text:p>
          </table:table-cell>
          <table:table-cell office:value-type="string" office:string-value="]" table:formula="of:=[.L56]" table:style-name="ce29">
            <text:p>]</text:p>
          </table:table-cell>
          <table:table-cell table:style-name="ce35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78CDD0" table:formula="of:=[.J6]" table:style-name="ce3">
            <text:p>78CDD0</text:p>
          </table:table-cell>
          <table:table-cell table:style-name="ce10"/>
          <table:table-cell office:value-type="string" office:string-value="03CB2258" table:formula="of:=[.A58]" table:style-name="ce3">
            <text:p>03CB2258</text:p>
          </table:table-cell>
          <table:table-cell table:number-columns-repeated="3" table:style-name="ce10"/>
          <table:table-cell office:value-type="string" office:string-value="b #0x03525488" table:formula="of:=&quot;b #0x&quot; &amp; DEC2HEX(HEX2DEC([.$C57])-HEX2DEC([.$A57]);8)" table:style-name="ce8">
            <text:p>b #0x03525488</text:p>
          </table:table-cell>
          <table:table-cell table:style-name="ce29"/>
          <table:table-cell table:style-name="ce11"/>
          <table:table-cell office:value-type="string" table:style-name="ce3">
            <text:p>04000000</text:p>
          </table:table-cell>
          <table:table-cell office:value-type="string" office:string-value="0078CDD0" table:formula="of:=DEC2HEX(HEX2DEC([.$A57]);8)" table:style-name="ce3">
            <text:p>0078CDD0</text:p>
          </table:table-cell>
          <table:table-cell office:value-type="string" office:string-value="14D49522" table:formula="of:=DEC2HEX(HEX2DEC(IF(HEX2DEC([.$A57])&lt;HEX2DEC([.$C57]);14000000;18000000))+(HEX2DEC([.$C57])-HEX2DEC([.$A57]))/4;8)" table:style-name="ce8">
            <text:p>14D49522</text:p>
          </table:table-cell>
          <table:table-cell table:number-columns-repeated="3" table:style-name="ce1"/>
          <table:table-cell table:style-name="ce27"/>
          <table:table-cell office:value-type="string" office:string-value="04000000" table:formula="of:=[.J57]" table:style-name="ce23">
            <text:p>04000000</text:p>
          </table:table-cell>
          <table:table-cell office:value-type="string" office:string-value="0078CDD0" table:formula="of:=[.K57]" table:style-name="ce29">
            <text:p>0078CDD0</text:p>
          </table:table-cell>
          <table:table-cell office:value-type="string" office:string-value="14D49522" table:formula="of:=[.L57]" table:style-name="ce29">
            <text:p>14D49522</text:p>
          </table:table-cell>
          <table:table-cell table:style-name="ce35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58" table:formula="of:=DEC2HEX(HEX2DEC([.A55])+4;8)" table:style-name="ce3">
            <text:p>03CB2258</text:p>
          </table:table-cell>
          <table:table-cell office:value-type="string" table:style-name="ce15">
            <text:p>hack2</text:p>
          </table:table-cell>
          <table:table-cell table:style-name="ce3"/>
          <table:table-cell table:style-name="ce10"/>
          <table:table-cell office:value-type="float" office:value="104" table:formula="of:=[.E55]+4" table:style-name="ce3">
            <text:p>104</text:p>
          </table:table-cell>
          <table:table-cell table:style-name="ce29"/>
          <table:table-cell office:value-type="string" table:style-name="ce12">
            <text:p>STP <text:s text:c="12"/>X25, X26, [SP,#-0x90]</text:p>
          </table:table-cell>
          <table:table-cell table:style-name="ce6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58" table:formula="of:=DEC2HEX(HEX2DEC([.$A58]);8)" table:style-name="ce29">
            <text:p>03CB2258</text:p>
          </table:table-cell>
          <table:table-cell office:value-type="string" table:style-name="ce13">
            <text:p>A9376BF9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58" table:formula="of:=[.K58]" table:style-name="ce29">
            <text:p>03CB2258</text:p>
          </table:table-cell>
          <table:table-cell office:value-type="string" office:string-value="A93873FB" table:formula="of:=[.L59]" table:style-name="ce30">
            <text:p>A93873FB</text:p>
          </table:table-cell>
          <table:table-cell office:value-type="string" office:string-value="A9376BF9" table:formula="of:=[.L58]" table:style-name="ce14">
            <text:p>A9376BF9</text:p>
          </table:table-cell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5C" table:formula="of:=DEC2HEX(HEX2DEC([.A58])+4;8)" table:style-name="ce3">
            <text:p>03CB225C</text:p>
          </table:table-cell>
          <table:table-cell table:number-columns-repeated="2" table:style-name="ce3"/>
          <table:table-cell table:style-name="ce10"/>
          <table:table-cell office:value-type="float" office:value="108" table:formula="of:=[.E58]+4" table:style-name="ce3">
            <text:p>108</text:p>
          </table:table-cell>
          <table:table-cell table:style-name="ce29"/>
          <table:table-cell office:value-type="string" table:style-name="ce24">
            <text:p>STP <text:s text:c="12"/>X27, X28, [SP,#-0x80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5C" table:formula="of:=DEC2HEX(HEX2DEC([.$A59]);8)" table:style-name="ce29">
            <text:p>03CB225C</text:p>
          </table:table-cell>
          <table:table-cell office:value-type="string" table:style-name="ce25">
            <text:p>A93873FB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60" table:formula="of:=DEC2HEX(HEX2DEC([.A59])+4;8)" table:style-name="ce3">
            <text:p>03CB2260</text:p>
          </table:table-cell>
          <table:table-cell table:number-columns-repeated="2" table:style-name="ce3"/>
          <table:table-cell table:style-name="ce10"/>
          <table:table-cell office:value-type="float" office:value="112" table:formula="of:=[.E59]+4" table:style-name="ce3">
            <text:p>112</text:p>
          </table:table-cell>
          <table:table-cell table:style-name="ce29"/>
          <table:table-cell office:value-type="string" table:style-name="ce24">
            <text:p>STP <text:s text:c="12"/>X29, X30, [SP,#-0x70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60" table:formula="of:=DEC2HEX(HEX2DEC([.$A60]);8)" table:style-name="ce29">
            <text:p>03CB2260</text:p>
          </table:table-cell>
          <table:table-cell office:value-type="string" table:style-name="ce25">
            <text:p>A9397BFD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60" table:formula="of:=[.K60]" table:style-name="ce29">
            <text:p>03CB2260</text:p>
          </table:table-cell>
          <table:table-cell office:value-type="string" office:string-value="91012119" table:formula="of:=[.L61]" table:style-name="ce30">
            <text:p>91012119</text:p>
          </table:table-cell>
          <table:table-cell office:value-type="string" office:string-value="A9397BFD" table:formula="of:=[.L60]" table:style-name="ce14">
            <text:p>A9397BFD</text:p>
          </table:table-cell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64" table:formula="of:=DEC2HEX(HEX2DEC([.A60])+4;8)" table:style-name="ce3">
            <text:p>03CB2264</text:p>
          </table:table-cell>
          <table:table-cell table:number-columns-repeated="2" table:style-name="ce3"/>
          <table:table-cell table:style-name="ce10"/>
          <table:table-cell office:value-type="float" office:value="116" table:formula="of:=[.E60]+4" table:style-name="ce3">
            <text:p>116</text:p>
          </table:table-cell>
          <table:table-cell table:style-name="ce29"/>
          <table:table-cell office:value-type="string" table:style-name="ce24">
            <text:p>add x25,<text:s/></text:p>
          </table:table-cell>
          <table:table-cell office:value-type="string" office:string-value="X8,#0x48" table:formula="of:=[.J8]" table:style-name="ce7">
            <text:p>X8,#0x48</text:p>
          </table:table-cell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64" table:formula="of:=DEC2HEX(HEX2DEC([.$A61]);8)" table:style-name="ce29">
            <text:p>03CB2264</text:p>
          </table:table-cell>
          <table:table-cell office:value-type="string" table:style-name="ce16">
            <text:p>91012119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68" table:formula="of:=DEC2HEX(HEX2DEC([.A61])+4;8)" table:style-name="ce3">
            <text:p>03CB2268</text:p>
          </table:table-cell>
          <table:table-cell table:number-columns-repeated="2" table:style-name="ce3"/>
          <table:table-cell table:style-name="ce10"/>
          <table:table-cell office:value-type="float" office:value="120" table:formula="of:=[.E61]+4" table:style-name="ce3">
            <text:p>120</text:p>
          </table:table-cell>
          <table:table-cell table:style-name="ce29"/>
          <table:table-cell office:value-type="string" table:style-name="ce23">
            <text:p>ldr x26,[x25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68" table:formula="of:=DEC2HEX(HEX2DEC([.$A62]);8)" table:style-name="ce29">
            <text:p>03CB2268</text:p>
          </table:table-cell>
          <table:table-cell office:value-type="string" table:style-name="ce26">
            <text:p>F940033A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68" table:formula="of:=[.K62]" table:style-name="ce29">
            <text:p>03CB2268</text:p>
          </table:table-cell>
          <table:table-cell office:value-type="string" office:string-value="D2801D1D" table:formula="of:=[.L63]" table:style-name="ce30">
            <text:p>D2801D1D</text:p>
          </table:table-cell>
          <table:table-cell office:value-type="string" office:string-value="F940033A" table:formula="of:=[.L62]" table:style-name="ce14">
            <text:p>F940033A</text:p>
          </table:table-cell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6C" table:formula="of:=DEC2HEX(HEX2DEC([.A62])+4;8)" table:style-name="ce3">
            <text:p>03CB226C</text:p>
          </table:table-cell>
          <table:table-cell table:style-name="ce3"/>
          <table:table-cell office:value-type="string" office:string-value="0795F000" table:formula="of:=[.A15]" table:style-name="ce10">
            <text:p>0795F000</text:p>
          </table:table-cell>
          <table:table-cell office:value-type="string" table:style-name="ce3">
            <text:p>data end before</text:p>
          </table:table-cell>
          <table:table-cell office:value-type="float" office:value="124" table:formula="of:=[.E62]+4" table:style-name="ce3">
            <text:p>124</text:p>
          </table:table-cell>
          <table:table-cell table:style-name="ce30"/>
          <table:table-cell office:value-type="string" office:string-value="mov x29,#0x000000E8" table:formula="of:=&quot;mov x29,#0x&quot; &amp; DEC2HEX((HEX2DEC([.$C63])-HEX2DEC([.$C64]))/16;8)" table:style-name="ce17">
            <text:p>mov x29,#0x000000E8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6C" table:formula="of:=DEC2HEX(HEX2DEC([.$A63]);8)" table:style-name="ce29">
            <text:p>03CB226C</text:p>
          </table:table-cell>
          <table:table-cell office:value-type="string" table:style-name="ce16">
            <text:p>D2801D1D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70" table:formula="of:=DEC2HEX(HEX2DEC([.A63])+4;8)" table:style-name="ce3">
            <text:p>03CB2270</text:p>
          </table:table-cell>
          <table:table-cell table:style-name="ce3"/>
          <table:table-cell office:value-type="string" office:string-value="0795E180" table:formula="of:=[.A14]" table:style-name="ce10">
            <text:p>0795E180</text:p>
          </table:table-cell>
          <table:table-cell office:value-type="string" table:style-name="ce3">
            <text:p>data start here</text:p>
          </table:table-cell>
          <table:table-cell office:value-type="float" office:value="128" table:formula="of:=[.E63]+4" table:style-name="ce3">
            <text:p>128</text:p>
          </table:table-cell>
          <table:table-cell table:style-name="ce30"/>
          <table:table-cell office:value-type="string" office:string-value="adrp x27, #0x03CAC000" table:formula="of:=&quot;adrp x27, #0x&quot; &amp; DEC2HEX(HEX2DEC([.$C64])-MOD(HEX2DEC([.$C64]);4096)-HEX2DEC([.$A64])+MOD(HEX2DEC([.$A64]);4096);8)" table:style-name="ce17">
            <text:p>adrp x27, #0x03CAC000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70" table:formula="of:=DEC2HEX(HEX2DEC([.$A64]);8)" table:style-name="ce29">
            <text:p>03CB2270</text:p>
          </table:table-cell>
          <table:table-cell office:value-type="string" table:style-name="ce16">
            <text:p>9001E57B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70" table:formula="of:=[.K64]" table:style-name="ce29">
            <text:p>03CB2270</text:p>
          </table:table-cell>
          <table:table-cell office:value-type="string" office:string-value="9106037B" table:formula="of:=[.L65]" table:style-name="ce30">
            <text:p>9106037B</text:p>
          </table:table-cell>
          <table:table-cell office:value-type="string" office:string-value="9001E57B" table:formula="of:=[.L64]" table:style-name="ce14">
            <text:p>9001E57B</text:p>
          </table:table-cell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74" table:formula="of:=DEC2HEX(HEX2DEC([.A64])+4;8)" table:style-name="ce3">
            <text:p>03CB2274</text:p>
          </table:table-cell>
          <table:table-cell office:value-type="string" table:style-name="ce3">
            <text:p>setup x27 = data start</text:p>
          </table:table-cell>
          <table:table-cell table:style-name="ce3"/>
          <table:table-cell table:style-name="ce10"/>
          <table:table-cell office:value-type="float" office:value="132" table:formula="of:=[.E64]+4" table:style-name="ce3">
            <text:p>132</text:p>
          </table:table-cell>
          <table:table-cell table:style-name="ce30"/>
          <table:table-cell office:value-type="string" office:string-value="add x27,x27, #0x180" table:formula="of:=&quot;add x27,x27, #0x&quot;&amp;DEC2HEX(MOD(HEX2DEC([.C64]);4096);3)" table:style-name="ce17">
            <text:p>add x27,x27, #0x180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74" table:formula="of:=DEC2HEX(HEX2DEC([.$A65]);8)" table:style-name="ce29">
            <text:p>03CB2274</text:p>
          </table:table-cell>
          <table:table-cell office:value-type="string" table:style-name="ce16">
            <text:p>9106037B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78" table:formula="of:=DEC2HEX(HEX2DEC([.A65])+4;8)" table:style-name="ce3">
            <text:p>03CB2278</text:p>
          </table:table-cell>
          <table:table-cell table:number-columns-repeated="3" table:style-name="ce3"/>
          <table:table-cell office:value-type="float" office:value="136" table:formula="of:=[.E65]+4" table:style-name="ce3">
            <text:p>136</text:p>
          </table:table-cell>
          <table:table-cell table:style-name="ce30"/>
          <table:table-cell office:value-type="string" table:style-name="ce23">
            <text:p>bl</text:p>
          </table:table-cell>
          <table:table-cell office:value-type="float" office:value="-104" table:formula="of:=-[.E58]" table:style-name="ce7">
            <text:p>-104</text:p>
          </table:table-cell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78" table:formula="of:=DEC2HEX(HEX2DEC([.$A66]);8)" table:style-name="ce29">
            <text:p>03CB2278</text:p>
          </table:table-cell>
          <table:table-cell office:value-type="string" table:style-name="ce25">
            <text:p>97FFFFDE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78" table:formula="of:=[.K66]" table:style-name="ce29">
            <text:p>03CB2278</text:p>
          </table:table-cell>
          <table:table-cell office:value-type="string" office:string-value="A9776BF9" table:formula="of:=[.L67]" table:style-name="ce30">
            <text:p>A9776BF9</text:p>
          </table:table-cell>
          <table:table-cell office:value-type="string" office:string-value="97FFFFDE" table:formula="of:=[.L66]" table:style-name="ce14">
            <text:p>97FFFFDE</text:p>
          </table:table-cell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7C" table:formula="of:=DEC2HEX(HEX2DEC([.A66])+4;8)" table:style-name="ce3">
            <text:p>03CB227C</text:p>
          </table:table-cell>
          <table:table-cell table:number-columns-repeated="2" table:style-name="ce3"/>
          <table:table-cell table:style-name="ce10"/>
          <table:table-cell office:value-type="float" office:value="140" table:formula="of:=[.E66]+4" table:style-name="ce3">
            <text:p>140</text:p>
          </table:table-cell>
          <table:table-cell table:style-name="ce29"/>
          <table:table-cell office:value-type="string" table:style-name="ce24">
            <text:p>LDP <text:s text:c="12"/>X25, X26, [SP,#-0x90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7C" table:formula="of:=DEC2HEX(HEX2DEC([.$A67]);8)" table:style-name="ce29">
            <text:p>03CB227C</text:p>
          </table:table-cell>
          <table:table-cell office:value-type="string" table:style-name="ce25">
            <text:p>A9776BF9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80" table:formula="of:=DEC2HEX(HEX2DEC([.A67])+4;8)" table:style-name="ce3">
            <text:p>03CB2280</text:p>
          </table:table-cell>
          <table:table-cell table:number-columns-repeated="2" table:style-name="ce3"/>
          <table:table-cell table:style-name="ce10"/>
          <table:table-cell office:value-type="float" office:value="144" table:formula="of:=[.E67]+4" table:style-name="ce3">
            <text:p>144</text:p>
          </table:table-cell>
          <table:table-cell table:style-name="ce29"/>
          <table:table-cell office:value-type="string" table:style-name="ce24">
            <text:p>LDP <text:s text:c="12"/>X27, X28, [SP,#-0x80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80" table:formula="of:=DEC2HEX(HEX2DEC([.$A68]);8)" table:style-name="ce29">
            <text:p>03CB2280</text:p>
          </table:table-cell>
          <table:table-cell office:value-type="string" table:style-name="ce25">
            <text:p>A97873FB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80" table:formula="of:=[.K68]" table:style-name="ce29">
            <text:p>03CB2280</text:p>
          </table:table-cell>
          <table:table-cell office:value-type="string" office:string-value="A9797BFD" table:formula="of:=[.L69]" table:style-name="ce30">
            <text:p>A9797BFD</text:p>
          </table:table-cell>
          <table:table-cell office:value-type="string" office:string-value="A97873FB" table:formula="of:=[.L68]" table:style-name="ce14">
            <text:p>A97873FB</text:p>
          </table:table-cell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84" table:formula="of:=DEC2HEX(HEX2DEC([.A68])+4;8)" table:style-name="ce3">
            <text:p>03CB2284</text:p>
          </table:table-cell>
          <table:table-cell table:number-columns-repeated="2" table:style-name="ce3"/>
          <table:table-cell table:style-name="ce10"/>
          <table:table-cell office:value-type="float" office:value="148" table:formula="of:=[.E68]+4" table:style-name="ce3">
            <text:p>148</text:p>
          </table:table-cell>
          <table:table-cell table:style-name="ce29"/>
          <table:table-cell office:value-type="string" table:style-name="ce24">
            <text:p>LDP <text:s text:c="12"/>X29, X30, [SP,#-0x70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84" table:formula="of:=DEC2HEX(HEX2DEC([.$A69]);8)" table:style-name="ce29">
            <text:p>03CB2284</text:p>
          </table:table-cell>
          <table:table-cell office:value-type="string" table:style-name="ce25">
            <text:p>A9797BFD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88" table:formula="of:=DEC2HEX(HEX2DEC([.A69])+4;8)" table:style-name="ce3">
            <text:p>03CB2288</text:p>
          </table:table-cell>
          <table:table-cell table:number-columns-repeated="3" table:style-name="ce3"/>
          <table:table-cell office:value-type="float" office:value="152" table:formula="of:=[.E69]+4" table:style-name="ce3">
            <text:p>152</text:p>
          </table:table-cell>
          <table:table-cell office:value-type="string" table:style-name="ce28">
            <text:p>repeat original</text:p>
          </table:table-cell>
          <table:table-cell office:value-type="string" office:string-value="LDR W0, [X8,#0x48]" table:formula="of:=[.J7]" table:style-name="ce20">
            <text:p>LDR W0, [X8,#0x48]</text:p>
          </table:table-cell>
          <table:table-cell table:style-name="ce18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88" table:formula="of:=DEC2HEX(HEX2DEC([.$A70]);8)" table:style-name="ce29">
            <text:p>03CB2288</text:p>
          </table:table-cell>
          <table:table-cell office:value-type="string" table:style-name="ce19">
            <text:p>B9404900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88" table:formula="of:=[.K70]" table:style-name="ce29">
            <text:p>03CB2288</text:p>
          </table:table-cell>
          <table:table-cell office:value-type="string" office:string-value="172B6AD2" table:formula="of:=[.L71]" table:style-name="ce30">
            <text:p>172B6AD2</text:p>
          </table:table-cell>
          <table:table-cell office:value-type="string" office:string-value="B9404900" table:formula="of:=[.L70]" table:style-name="ce14">
            <text:p>B9404900</text:p>
          </table:table-cell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28C" table:formula="of:=DEC2HEX(HEX2DEC([.A70])+4;8)" table:style-name="ce3">
            <text:p>03CB228C</text:p>
          </table:table-cell>
          <table:table-cell table:style-name="ce3"/>
          <table:table-cell office:value-type="string" office:string-value="0078CDD4" table:formula="of:=DEC2HEX(HEX2DEC([.A57])+4;8)" table:style-name="ce8">
            <text:p>0078CDD4</text:p>
          </table:table-cell>
          <table:table-cell table:style-name="ce3"/>
          <table:table-cell office:value-type="float" office:value="156" table:formula="of:=[.E70]+4" table:style-name="ce3">
            <text:p>156</text:p>
          </table:table-cell>
          <table:table-cell office:value-type="string" table:style-name="ce11">
            <text:p>Return</text:p>
          </table:table-cell>
          <table:table-cell office:value-type="string" office:string-value="b #0xFFFCADAB48" table:formula="of:=&quot;b #0x&quot; &amp; DEC2HEX(HEX2DEC([.$C71])-HEX2DEC([.$A71]);8)" table:style-name="ce8">
            <text:p>b #0xFFFCADAB48</text:p>
          </table:table-cell>
          <table:table-cell table:style-name="ce29"/>
          <table:table-cell table:style-name="ce11"/>
          <table:table-cell office:value-type="string" table:style-name="ce3">
            <text:p>04000000</text:p>
          </table:table-cell>
          <table:table-cell office:value-type="string" office:string-value="03CB228C" table:formula="of:=DEC2HEX(HEX2DEC([.$A71]);8)" table:style-name="ce3">
            <text:p>03CB228C</text:p>
          </table:table-cell>
          <table:table-cell office:value-type="string" office:string-value="172B6AD2" table:formula="of:=DEC2HEX(HEX2DEC(IF(HEX2DEC([.$A71])&lt;HEX2DEC([.$C71]);14000000;18000000))+(HEX2DEC([.$C71])-HEX2DEC([.$A71]))/4;8)" table:style-name="ce8">
            <text:p>172B6AD2</text:p>
          </table:table-cell>
          <table:table-cell table:number-columns-repeated="3" table:style-name="ce3"/>
          <table:table-cell table:style-name="ce29"/>
          <table:table-cell table:style-name="ce20"/>
          <table:table-cell table:number-columns-repeated="2" table:style-name="ce21"/>
          <table:table-cell table:style-name="ce18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table:number-columns-repeated="9" table:style-name="ce1"/>
          <table:table-cell office:value-type="string" table:style-name="ce3">
            <text:p>[Get</text:p>
          </table:table-cell>
          <table:table-cell office:value-type="string" office:string-value="rune" table:formula="of:=[.V2]" table:style-name="ce3">
            <text:p>rune</text:p>
          </table:table-cell>
          <table:table-cell office:value-type="string" table:style-name="ce3">
            <text:p>]</text:p>
          </table:table-cell>
          <table:table-cell table:number-columns-repeated="3" table:style-name="ce1"/>
          <table:table-cell table:style-name="ce27"/>
          <table:table-cell office:value-type="string" office:string-value="[Get" table:formula="of:=[.J72]" table:style-name="ce23">
            <text:p>[Get</text:p>
          </table:table-cell>
          <table:table-cell office:value-type="string" office:string-value="rune" table:formula="of:=[.K72]" table:style-name="ce29">
            <text:p>rune</text:p>
          </table:table-cell>
          <table:table-cell office:value-type="string" office:string-value="]" table:formula="of:=[.L72]" table:style-name="ce29">
            <text:p>]</text:p>
          </table:table-cell>
          <table:table-cell table:style-name="ce35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80CE50" table:formula="of:=[.R6]" table:style-name="ce3">
            <text:p>80CE50</text:p>
          </table:table-cell>
          <table:table-cell table:style-name="ce10"/>
          <table:table-cell office:value-type="string" office:string-value="03CB2290" table:formula="of:=[.A74]" table:style-name="ce3">
            <text:p>03CB2290</text:p>
          </table:table-cell>
          <table:table-cell table:number-columns-repeated="3" table:style-name="ce10"/>
          <table:table-cell office:value-type="string" office:string-value="b #0x034A5440" table:formula="of:=&quot;b #0x&quot; &amp; DEC2HEX(HEX2DEC([.$C73])-HEX2DEC([.$A73]);8)" table:style-name="ce8">
            <text:p>b #0x034A5440</text:p>
          </table:table-cell>
          <table:table-cell table:style-name="ce29"/>
          <table:table-cell table:style-name="ce11"/>
          <table:table-cell office:value-type="string" table:style-name="ce3">
            <text:p>04000000</text:p>
          </table:table-cell>
          <table:table-cell office:value-type="string" office:string-value="0080CE50" table:formula="of:=DEC2HEX(HEX2DEC([.$A73]);8)" table:style-name="ce3">
            <text:p>0080CE50</text:p>
          </table:table-cell>
          <table:table-cell office:value-type="string" office:string-value="14D29510" table:formula="of:=DEC2HEX(HEX2DEC(IF(HEX2DEC([.$A73])&lt;HEX2DEC([.$C73]);14000000;18000000))+(HEX2DEC([.$C73])-HEX2DEC([.$A73]))/4;8)" table:style-name="ce8">
            <text:p>14D29510</text:p>
          </table:table-cell>
          <table:table-cell table:number-columns-repeated="3" table:style-name="ce1"/>
          <table:table-cell table:style-name="ce27"/>
          <table:table-cell office:value-type="string" office:string-value="04000000" table:formula="of:=[.J73]" table:style-name="ce23">
            <text:p>04000000</text:p>
          </table:table-cell>
          <table:table-cell office:value-type="string" office:string-value="0080CE50" table:formula="of:=[.K73]" table:style-name="ce29">
            <text:p>0080CE50</text:p>
          </table:table-cell>
          <table:table-cell office:value-type="string" office:string-value="14D29510" table:formula="of:=[.L73]" table:style-name="ce29">
            <text:p>14D29510</text:p>
          </table:table-cell>
          <table:table-cell table:style-name="ce35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90" table:formula="of:=DEC2HEX(HEX2DEC([.A71])+4;8)" table:style-name="ce3">
            <text:p>03CB2290</text:p>
          </table:table-cell>
          <table:table-cell office:value-type="string" table:style-name="ce15">
            <text:p>hack3</text:p>
          </table:table-cell>
          <table:table-cell table:style-name="ce3"/>
          <table:table-cell table:style-name="ce10"/>
          <table:table-cell office:value-type="float" office:value="160" table:formula="of:=[.E71]+4" table:style-name="ce3">
            <text:p>160</text:p>
          </table:table-cell>
          <table:table-cell table:style-name="ce29"/>
          <table:table-cell office:value-type="string" table:style-name="ce12">
            <text:p>STP <text:s text:c="12"/>X25, X26, [SP,#-0x90]</text:p>
          </table:table-cell>
          <table:table-cell table:style-name="ce6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90" table:formula="of:=DEC2HEX(HEX2DEC([.$A74]);8)" table:style-name="ce29">
            <text:p>03CB2290</text:p>
          </table:table-cell>
          <table:table-cell office:value-type="string" table:style-name="ce13">
            <text:p>A9376BF9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90" table:formula="of:=[.K74]" table:style-name="ce29">
            <text:p>03CB2290</text:p>
          </table:table-cell>
          <table:table-cell office:value-type="string" office:string-value="A93873FB" table:formula="of:=[.L75]" table:style-name="ce30">
            <text:p>A93873FB</text:p>
          </table:table-cell>
          <table:table-cell office:value-type="string" office:string-value="A9376BF9" table:formula="of:=[.L74]" table:style-name="ce14">
            <text:p>A9376BF9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94" table:formula="of:=DEC2HEX(HEX2DEC([.A74])+4;8)" table:style-name="ce3">
            <text:p>03CB2294</text:p>
          </table:table-cell>
          <table:table-cell table:number-columns-repeated="2" table:style-name="ce3"/>
          <table:table-cell table:style-name="ce10"/>
          <table:table-cell office:value-type="float" office:value="164" table:formula="of:=[.E74]+4" table:style-name="ce3">
            <text:p>164</text:p>
          </table:table-cell>
          <table:table-cell table:style-name="ce29"/>
          <table:table-cell office:value-type="string" table:style-name="ce24">
            <text:p>STP <text:s text:c="12"/>X27, X28, [SP,#-0x80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94" table:formula="of:=DEC2HEX(HEX2DEC([.$A75]);8)" table:style-name="ce29">
            <text:p>03CB2294</text:p>
          </table:table-cell>
          <table:table-cell office:value-type="string" table:style-name="ce25">
            <text:p>A93873FB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98" table:formula="of:=DEC2HEX(HEX2DEC([.A75])+4;8)" table:style-name="ce3">
            <text:p>03CB2298</text:p>
          </table:table-cell>
          <table:table-cell table:number-columns-repeated="2" table:style-name="ce3"/>
          <table:table-cell table:style-name="ce10"/>
          <table:table-cell office:value-type="float" office:value="168" table:formula="of:=[.E75]+4" table:style-name="ce3">
            <text:p>168</text:p>
          </table:table-cell>
          <table:table-cell table:style-name="ce29"/>
          <table:table-cell office:value-type="string" table:style-name="ce24">
            <text:p>STP <text:s text:c="12"/>X29, X30, [SP,#-0x70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98" table:formula="of:=DEC2HEX(HEX2DEC([.$A76]);8)" table:style-name="ce29">
            <text:p>03CB2298</text:p>
          </table:table-cell>
          <table:table-cell office:value-type="string" table:style-name="ce25">
            <text:p>A9397BFD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98" table:formula="of:=[.K76]" table:style-name="ce29">
            <text:p>03CB2298</text:p>
          </table:table-cell>
          <table:table-cell office:value-type="string" office:string-value="91002119" table:formula="of:=[.L77]" table:style-name="ce30">
            <text:p>91002119</text:p>
          </table:table-cell>
          <table:table-cell office:value-type="string" office:string-value="A9397BFD" table:formula="of:=[.L76]" table:style-name="ce14">
            <text:p>A9397BFD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9C" table:formula="of:=DEC2HEX(HEX2DEC([.A76])+4;8)" table:style-name="ce3">
            <text:p>03CB229C</text:p>
          </table:table-cell>
          <table:table-cell table:number-columns-repeated="2" table:style-name="ce3"/>
          <table:table-cell table:style-name="ce10"/>
          <table:table-cell office:value-type="float" office:value="172" table:formula="of:=[.E76]+4" table:style-name="ce3">
            <text:p>172</text:p>
          </table:table-cell>
          <table:table-cell table:style-name="ce29"/>
          <table:table-cell office:value-type="string" table:style-name="ce24">
            <text:p>add x25,<text:s/></text:p>
          </table:table-cell>
          <table:table-cell office:value-type="string" office:string-value="X8,#8" table:formula="of:=[.R8]" table:style-name="ce7">
            <text:p>X8,#8</text:p>
          </table:table-cell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9C" table:formula="of:=DEC2HEX(HEX2DEC([.$A77]);8)" table:style-name="ce29">
            <text:p>03CB229C</text:p>
          </table:table-cell>
          <table:table-cell office:value-type="string" table:style-name="ce16">
            <text:p>91002119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A0" table:formula="of:=DEC2HEX(HEX2DEC([.A77])+4;8)" table:style-name="ce3">
            <text:p>03CB22A0</text:p>
          </table:table-cell>
          <table:table-cell table:number-columns-repeated="2" table:style-name="ce3"/>
          <table:table-cell table:style-name="ce10"/>
          <table:table-cell office:value-type="float" office:value="176" table:formula="of:=[.E77]+4" table:style-name="ce3">
            <text:p>176</text:p>
          </table:table-cell>
          <table:table-cell table:style-name="ce29"/>
          <table:table-cell office:value-type="string" table:style-name="ce23">
            <text:p>ldr x26,[x25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A0" table:formula="of:=DEC2HEX(HEX2DEC([.$A78]);8)" table:style-name="ce29">
            <text:p>03CB22A0</text:p>
          </table:table-cell>
          <table:table-cell office:value-type="string" table:style-name="ce26">
            <text:p>F940033A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A0" table:formula="of:=[.K78]" table:style-name="ce29">
            <text:p>03CB22A0</text:p>
          </table:table-cell>
          <table:table-cell office:value-type="string" office:string-value="D2801D1D" table:formula="of:=[.L79]" table:style-name="ce30">
            <text:p>D2801D1D</text:p>
          </table:table-cell>
          <table:table-cell office:value-type="string" office:string-value="F940033A" table:formula="of:=[.L78]" table:style-name="ce14">
            <text:p>F940033A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A4" table:formula="of:=DEC2HEX(HEX2DEC([.A78])+4;8)" table:style-name="ce3">
            <text:p>03CB22A4</text:p>
          </table:table-cell>
          <table:table-cell table:style-name="ce3"/>
          <table:table-cell office:value-type="string" office:string-value="0795F000" table:formula="of:=[.A15]" table:style-name="ce10">
            <text:p>0795F000</text:p>
          </table:table-cell>
          <table:table-cell office:value-type="string" table:style-name="ce3">
            <text:p>data end before</text:p>
          </table:table-cell>
          <table:table-cell office:value-type="float" office:value="180" table:formula="of:=[.E78]+4" table:style-name="ce3">
            <text:p>180</text:p>
          </table:table-cell>
          <table:table-cell table:style-name="ce30"/>
          <table:table-cell office:value-type="string" office:string-value="mov x29,#0x000000E8" table:formula="of:=&quot;mov x29,#0x&quot; &amp; DEC2HEX((HEX2DEC([.$C79])-HEX2DEC([.$C80]))/16;8)" table:style-name="ce17">
            <text:p>mov x29,#0x000000E8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A4" table:formula="of:=DEC2HEX(HEX2DEC([.$A79]);8)" table:style-name="ce29">
            <text:p>03CB22A4</text:p>
          </table:table-cell>
          <table:table-cell office:value-type="string" table:style-name="ce16">
            <text:p>D2801D1D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A8" table:formula="of:=DEC2HEX(HEX2DEC([.A79])+4;8)" table:style-name="ce3">
            <text:p>03CB22A8</text:p>
          </table:table-cell>
          <table:table-cell table:style-name="ce3"/>
          <table:table-cell office:value-type="string" office:string-value="0795E180" table:formula="of:=[.A14]" table:style-name="ce10">
            <text:p>0795E180</text:p>
          </table:table-cell>
          <table:table-cell office:value-type="string" table:style-name="ce3">
            <text:p>data start here</text:p>
          </table:table-cell>
          <table:table-cell office:value-type="float" office:value="184" table:formula="of:=[.E79]+4" table:style-name="ce3">
            <text:p>184</text:p>
          </table:table-cell>
          <table:table-cell table:style-name="ce30"/>
          <table:table-cell office:value-type="string" office:string-value="adrp x27, #0x03CAC000" table:formula="of:=&quot;adrp x27, #0x&quot; &amp; DEC2HEX(HEX2DEC([.$C80])-MOD(HEX2DEC([.$C80]);4096)-HEX2DEC([.$A80])+MOD(HEX2DEC([.$A80]);4096);8)" table:style-name="ce17">
            <text:p>adrp x27, #0x03CAC000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A8" table:formula="of:=DEC2HEX(HEX2DEC([.$A80]);8)" table:style-name="ce29">
            <text:p>03CB22A8</text:p>
          </table:table-cell>
          <table:table-cell office:value-type="string" table:style-name="ce16">
            <text:p>9001E57B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A8" table:formula="of:=[.K80]" table:style-name="ce29">
            <text:p>03CB22A8</text:p>
          </table:table-cell>
          <table:table-cell office:value-type="string" office:string-value="9106037B" table:formula="of:=[.L81]" table:style-name="ce30">
            <text:p>9106037B</text:p>
          </table:table-cell>
          <table:table-cell office:value-type="string" office:string-value="9001E57B" table:formula="of:=[.L80]" table:style-name="ce14">
            <text:p>9001E57B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AC" table:formula="of:=DEC2HEX(HEX2DEC([.A80])+4;8)" table:style-name="ce3">
            <text:p>03CB22AC</text:p>
          </table:table-cell>
          <table:table-cell office:value-type="string" table:style-name="ce3">
            <text:p>setup x27 = data start</text:p>
          </table:table-cell>
          <table:table-cell table:style-name="ce3"/>
          <table:table-cell table:style-name="ce10"/>
          <table:table-cell office:value-type="float" office:value="188" table:formula="of:=[.E80]+4" table:style-name="ce3">
            <text:p>188</text:p>
          </table:table-cell>
          <table:table-cell table:style-name="ce30"/>
          <table:table-cell office:value-type="string" office:string-value="add x27,x27, #0x180" table:formula="of:=&quot;add x27,x27, #0x&quot;&amp;DEC2HEX(MOD(HEX2DEC([.C80]);4096);3)" table:style-name="ce17">
            <text:p>add x27,x27, #0x180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AC" table:formula="of:=DEC2HEX(HEX2DEC([.$A81]);8)" table:style-name="ce29">
            <text:p>03CB22AC</text:p>
          </table:table-cell>
          <table:table-cell office:value-type="string" table:style-name="ce16">
            <text:p>9106037B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B0" table:formula="of:=DEC2HEX(HEX2DEC([.A81])+4;8)" table:style-name="ce3">
            <text:p>03CB22B0</text:p>
          </table:table-cell>
          <table:table-cell table:number-columns-repeated="3" table:style-name="ce3"/>
          <table:table-cell office:value-type="float" office:value="192" table:formula="of:=[.E81]+4" table:style-name="ce3">
            <text:p>192</text:p>
          </table:table-cell>
          <table:table-cell table:style-name="ce30"/>
          <table:table-cell office:value-type="string" table:style-name="ce23">
            <text:p>bl</text:p>
          </table:table-cell>
          <table:table-cell office:value-type="float" office:value="-160" table:formula="of:=-[.E74]" table:style-name="ce7">
            <text:p>-160</text:p>
          </table:table-cell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B0" table:formula="of:=DEC2HEX(HEX2DEC([.$A82]);8)" table:style-name="ce29">
            <text:p>03CB22B0</text:p>
          </table:table-cell>
          <table:table-cell office:value-type="string" table:style-name="ce25">
            <text:p>97FFFFD0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B0" table:formula="of:=[.K82]" table:style-name="ce29">
            <text:p>03CB22B0</text:p>
          </table:table-cell>
          <table:table-cell office:value-type="string" office:string-value="A9776BF9" table:formula="of:=[.L83]" table:style-name="ce30">
            <text:p>A9776BF9</text:p>
          </table:table-cell>
          <table:table-cell office:value-type="string" office:string-value="97FFFFD0" table:formula="of:=[.L82]" table:style-name="ce14">
            <text:p>97FFFFD0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B4" table:formula="of:=DEC2HEX(HEX2DEC([.A82])+4;8)" table:style-name="ce3">
            <text:p>03CB22B4</text:p>
          </table:table-cell>
          <table:table-cell table:number-columns-repeated="2" table:style-name="ce3"/>
          <table:table-cell table:style-name="ce10"/>
          <table:table-cell office:value-type="float" office:value="196" table:formula="of:=[.E82]+4" table:style-name="ce3">
            <text:p>196</text:p>
          </table:table-cell>
          <table:table-cell table:style-name="ce29"/>
          <table:table-cell office:value-type="string" table:style-name="ce24">
            <text:p>LDP <text:s text:c="12"/>X25, X26, [SP,#-0x90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B4" table:formula="of:=DEC2HEX(HEX2DEC([.$A83]);8)" table:style-name="ce29">
            <text:p>03CB22B4</text:p>
          </table:table-cell>
          <table:table-cell office:value-type="string" table:style-name="ce25">
            <text:p>A9776BF9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B8" table:formula="of:=DEC2HEX(HEX2DEC([.A83])+4;8)" table:style-name="ce3">
            <text:p>03CB22B8</text:p>
          </table:table-cell>
          <table:table-cell table:number-columns-repeated="2" table:style-name="ce3"/>
          <table:table-cell table:style-name="ce10"/>
          <table:table-cell office:value-type="float" office:value="200" table:formula="of:=[.E83]+4" table:style-name="ce3">
            <text:p>200</text:p>
          </table:table-cell>
          <table:table-cell table:style-name="ce29"/>
          <table:table-cell office:value-type="string" table:style-name="ce24">
            <text:p>LDP <text:s text:c="12"/>X27, X28, [SP,#-0x80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B8" table:formula="of:=DEC2HEX(HEX2DEC([.$A84]);8)" table:style-name="ce29">
            <text:p>03CB22B8</text:p>
          </table:table-cell>
          <table:table-cell office:value-type="string" table:style-name="ce25">
            <text:p>A97873FB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B8" table:formula="of:=[.K84]" table:style-name="ce29">
            <text:p>03CB22B8</text:p>
          </table:table-cell>
          <table:table-cell office:value-type="string" office:string-value="A9797BFD" table:formula="of:=[.L85]" table:style-name="ce30">
            <text:p>A9797BFD</text:p>
          </table:table-cell>
          <table:table-cell office:value-type="string" office:string-value="A97873FB" table:formula="of:=[.L84]" table:style-name="ce14">
            <text:p>A97873FB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BC" table:formula="of:=DEC2HEX(HEX2DEC([.A84])+4;8)" table:style-name="ce3">
            <text:p>03CB22BC</text:p>
          </table:table-cell>
          <table:table-cell table:number-columns-repeated="2" table:style-name="ce3"/>
          <table:table-cell table:style-name="ce10"/>
          <table:table-cell office:value-type="float" office:value="204" table:formula="of:=[.E84]+4" table:style-name="ce3">
            <text:p>204</text:p>
          </table:table-cell>
          <table:table-cell table:style-name="ce29"/>
          <table:table-cell office:value-type="string" table:style-name="ce24">
            <text:p>LDP <text:s text:c="12"/>X29, X30, [SP,#-0x70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BC" table:formula="of:=DEC2HEX(HEX2DEC([.$A85]);8)" table:style-name="ce29">
            <text:p>03CB22BC</text:p>
          </table:table-cell>
          <table:table-cell office:value-type="string" table:style-name="ce25">
            <text:p>A9797BFD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C0" table:formula="of:=DEC2HEX(HEX2DEC([.A85])+4;8)" table:style-name="ce3">
            <text:p>03CB22C0</text:p>
          </table:table-cell>
          <table:table-cell table:number-columns-repeated="3" table:style-name="ce3"/>
          <table:table-cell office:value-type="float" office:value="208" table:formula="of:=[.E85]+4" table:style-name="ce3">
            <text:p>208</text:p>
          </table:table-cell>
          <table:table-cell office:value-type="string" table:style-name="ce28">
            <text:p>repeat original</text:p>
          </table:table-cell>
          <table:table-cell office:value-type="string" office:string-value="LDR W0, [X8,#8]" table:formula="of:=[.R7]" table:style-name="ce20">
            <text:p>LDR W0, [X8,#8]</text:p>
          </table:table-cell>
          <table:table-cell table:style-name="ce18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C0" table:formula="of:=DEC2HEX(HEX2DEC([.$A86]);8)" table:style-name="ce29">
            <text:p>03CB22C0</text:p>
          </table:table-cell>
          <table:table-cell office:value-type="string" table:style-name="ce19">
            <text:p>B9400900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C0" table:formula="of:=[.K86]" table:style-name="ce29">
            <text:p>03CB22C0</text:p>
          </table:table-cell>
          <table:table-cell office:value-type="string" office:string-value="172D6AE4" table:formula="of:=[.L87]" table:style-name="ce30">
            <text:p>172D6AE4</text:p>
          </table:table-cell>
          <table:table-cell office:value-type="string" office:string-value="B9400900" table:formula="of:=[.L86]" table:style-name="ce14">
            <text:p>B9400900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C4" table:formula="of:=DEC2HEX(HEX2DEC([.A86])+4;8)" table:style-name="ce3">
            <text:p>03CB22C4</text:p>
          </table:table-cell>
          <table:table-cell table:style-name="ce3"/>
          <table:table-cell office:value-type="string" office:string-value="0080CE54" table:formula="of:=DEC2HEX(HEX2DEC([.A73])+4;8)" table:style-name="ce8">
            <text:p>0080CE54</text:p>
          </table:table-cell>
          <table:table-cell table:style-name="ce3"/>
          <table:table-cell office:value-type="float" office:value="212" table:formula="of:=[.E86]+4" table:style-name="ce3">
            <text:p>212</text:p>
          </table:table-cell>
          <table:table-cell office:value-type="string" table:style-name="ce11">
            <text:p>Return</text:p>
          </table:table-cell>
          <table:table-cell office:value-type="string" office:string-value="b #0xFFFCB5AB90" table:formula="of:=&quot;b #0x&quot; &amp; DEC2HEX(HEX2DEC([.$C87])-HEX2DEC([.$A87]);8)" table:style-name="ce8">
            <text:p>b #0xFFFCB5AB90</text:p>
          </table:table-cell>
          <table:table-cell table:style-name="ce29"/>
          <table:table-cell table:style-name="ce11"/>
          <table:table-cell office:value-type="string" table:style-name="ce3">
            <text:p>04000000</text:p>
          </table:table-cell>
          <table:table-cell office:value-type="string" office:string-value="03CB22C4" table:formula="of:=DEC2HEX(HEX2DEC([.$A87]);8)" table:style-name="ce3">
            <text:p>03CB22C4</text:p>
          </table:table-cell>
          <table:table-cell office:value-type="string" office:string-value="172D6AE4" table:formula="of:=DEC2HEX(HEX2DEC(IF(HEX2DEC([.$A87])&lt;HEX2DEC([.$C87]);14000000;18000000))+(HEX2DEC([.$C87])-HEX2DEC([.$A87]))/4;8)" table:style-name="ce8">
            <text:p>172D6AE4</text:p>
          </table:table-cell>
          <table:table-cell table:number-columns-repeated="3" table:style-name="ce3"/>
          <table:table-cell table:style-name="ce29"/>
          <table:table-cell table:style-name="ce20"/>
          <table:table-cell table:number-columns-repeated="2" table:style-name="ce21"/>
          <table:table-cell table:style-name="ce18"/>
          <table:table-cell table:number-columns-repeated="6" table:style-name="ce3"/>
          <table:table-cell table:number-columns-repeated="16358"/>
        </table:table-row>
        <table:table-row table:style-name="ro3">
          <table:table-cell table:number-columns-repeated="9" table:style-name="ce1"/>
          <table:table-cell office:value-type="string" table:style-name="ce3">
            <text:p>[Get</text:p>
          </table:table-cell>
          <table:table-cell office:value-type="string" office:string-value="Heart" table:formula="of:=[.N10]" table:style-name="ce3">
            <text:p>Heart</text:p>
          </table:table-cell>
          <table:table-cell office:value-type="string" table:style-name="ce3">
            <text:p>]</text:p>
          </table:table-cell>
          <table:table-cell table:number-columns-repeated="3" table:style-name="ce1"/>
          <table:table-cell table:style-name="ce27"/>
          <table:table-cell office:value-type="string" office:string-value="[Get" table:formula="of:=[.J88]" table:style-name="ce23">
            <text:p>[Get</text:p>
          </table:table-cell>
          <table:table-cell office:value-type="string" office:string-value="Heart" table:formula="of:=[.K88]" table:style-name="ce29">
            <text:p>Heart</text:p>
          </table:table-cell>
          <table:table-cell office:value-type="string" office:string-value="]" table:formula="of:=[.L88]" table:style-name="ce29">
            <text:p>]</text:p>
          </table:table-cell>
          <table:table-cell table:style-name="ce35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78D254" table:formula="of:=[.J11]" table:style-name="ce3">
            <text:p>78D254</text:p>
          </table:table-cell>
          <table:table-cell table:style-name="ce10"/>
          <table:table-cell office:value-type="string" office:string-value="03CB22C8" table:formula="of:=[.A90]" table:style-name="ce3">
            <text:p>03CB22C8</text:p>
          </table:table-cell>
          <table:table-cell table:number-columns-repeated="3" table:style-name="ce10"/>
          <table:table-cell office:value-type="string" office:string-value="b #0x03525074" table:formula="of:=&quot;b #0x&quot; &amp; DEC2HEX(HEX2DEC([.$C89])-HEX2DEC([.$A89]);8)" table:style-name="ce8">
            <text:p>b #0x03525074</text:p>
          </table:table-cell>
          <table:table-cell table:style-name="ce29"/>
          <table:table-cell table:style-name="ce11"/>
          <table:table-cell office:value-type="string" table:style-name="ce3">
            <text:p>04000000</text:p>
          </table:table-cell>
          <table:table-cell office:value-type="string" office:string-value="0078D254" table:formula="of:=DEC2HEX(HEX2DEC([.$A89]);8)" table:style-name="ce3">
            <text:p>0078D254</text:p>
          </table:table-cell>
          <table:table-cell office:value-type="string" office:string-value="14D4941D" table:formula="of:=DEC2HEX(HEX2DEC(IF(HEX2DEC([.$A89])&lt;HEX2DEC([.$C89]);14000000;18000000))+(HEX2DEC([.$C89])-HEX2DEC([.$A89]))/4;8)" table:style-name="ce8">
            <text:p>14D4941D</text:p>
          </table:table-cell>
          <table:table-cell table:number-columns-repeated="3" table:style-name="ce1"/>
          <table:table-cell table:style-name="ce27"/>
          <table:table-cell office:value-type="string" office:string-value="04000000" table:formula="of:=[.J89]" table:style-name="ce23">
            <text:p>04000000</text:p>
          </table:table-cell>
          <table:table-cell office:value-type="string" office:string-value="0078D254" table:formula="of:=[.K89]" table:style-name="ce29">
            <text:p>0078D254</text:p>
          </table:table-cell>
          <table:table-cell office:value-type="string" office:string-value="14D4941D" table:formula="of:=[.L89]" table:style-name="ce29">
            <text:p>14D4941D</text:p>
          </table:table-cell>
          <table:table-cell table:style-name="ce35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C8" table:formula="of:=DEC2HEX(HEX2DEC([.A87])+4;8)" table:style-name="ce3">
            <text:p>03CB22C8</text:p>
          </table:table-cell>
          <table:table-cell office:value-type="string" table:style-name="ce15">
            <text:p>hack4</text:p>
          </table:table-cell>
          <table:table-cell table:style-name="ce3"/>
          <table:table-cell table:style-name="ce10"/>
          <table:table-cell office:value-type="float" office:value="216" table:formula="of:=[.E87]+4" table:style-name="ce3">
            <text:p>216</text:p>
          </table:table-cell>
          <table:table-cell table:style-name="ce29"/>
          <table:table-cell office:value-type="string" table:style-name="ce12">
            <text:p>STP <text:s text:c="12"/>X25, X26, [SP,#-0x90]</text:p>
          </table:table-cell>
          <table:table-cell table:style-name="ce6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C8" table:formula="of:=DEC2HEX(HEX2DEC([.$A90]);8)" table:style-name="ce29">
            <text:p>03CB22C8</text:p>
          </table:table-cell>
          <table:table-cell office:value-type="string" table:style-name="ce13">
            <text:p>A9376BF9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C8" table:formula="of:=[.K90]" table:style-name="ce29">
            <text:p>03CB22C8</text:p>
          </table:table-cell>
          <table:table-cell office:value-type="string" office:string-value="A93873FB" table:formula="of:=[.L91]" table:style-name="ce30">
            <text:p>A93873FB</text:p>
          </table:table-cell>
          <table:table-cell office:value-type="string" office:string-value="A9376BF9" table:formula="of:=[.L90]" table:style-name="ce14">
            <text:p>A9376BF9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CC" table:formula="of:=DEC2HEX(HEX2DEC([.A90])+4;8)" table:style-name="ce3">
            <text:p>03CB22CC</text:p>
          </table:table-cell>
          <table:table-cell table:number-columns-repeated="2" table:style-name="ce3"/>
          <table:table-cell table:style-name="ce10"/>
          <table:table-cell office:value-type="float" office:value="220" table:formula="of:=[.E90]+4" table:style-name="ce3">
            <text:p>220</text:p>
          </table:table-cell>
          <table:table-cell table:style-name="ce29"/>
          <table:table-cell office:value-type="string" table:style-name="ce24">
            <text:p>STP <text:s text:c="12"/>X27, X28, [SP,#-0x80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CC" table:formula="of:=DEC2HEX(HEX2DEC([.$A91]);8)" table:style-name="ce29">
            <text:p>03CB22CC</text:p>
          </table:table-cell>
          <table:table-cell office:value-type="string" table:style-name="ce25">
            <text:p>A93873FB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D0" table:formula="of:=DEC2HEX(HEX2DEC([.A91])+4;8)" table:style-name="ce3">
            <text:p>03CB22D0</text:p>
          </table:table-cell>
          <table:table-cell table:number-columns-repeated="2" table:style-name="ce3"/>
          <table:table-cell table:style-name="ce10"/>
          <table:table-cell office:value-type="float" office:value="224" table:formula="of:=[.E91]+4" table:style-name="ce3">
            <text:p>224</text:p>
          </table:table-cell>
          <table:table-cell table:style-name="ce29"/>
          <table:table-cell office:value-type="string" table:style-name="ce24">
            <text:p>STP <text:s text:c="12"/>X29, X30, [SP,#-0x70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D0" table:formula="of:=DEC2HEX(HEX2DEC([.$A92]);8)" table:style-name="ce29">
            <text:p>03CB22D0</text:p>
          </table:table-cell>
          <table:table-cell office:value-type="string" table:style-name="ce25">
            <text:p>A9397BFD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D0" table:formula="of:=[.K92]" table:style-name="ce29">
            <text:p>03CB22D0</text:p>
          </table:table-cell>
          <table:table-cell office:value-type="string" office:string-value="91048019" table:formula="of:=[.L93]" table:style-name="ce30">
            <text:p>91048019</text:p>
          </table:table-cell>
          <table:table-cell office:value-type="string" office:string-value="A9397BFD" table:formula="of:=[.L92]" table:style-name="ce14">
            <text:p>A9397BFD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D4" table:formula="of:=DEC2HEX(HEX2DEC([.A92])+4;8)" table:style-name="ce3">
            <text:p>03CB22D4</text:p>
          </table:table-cell>
          <table:table-cell table:number-columns-repeated="2" table:style-name="ce3"/>
          <table:table-cell table:style-name="ce10"/>
          <table:table-cell office:value-type="float" office:value="228" table:formula="of:=[.E92]+4" table:style-name="ce3">
            <text:p>228</text:p>
          </table:table-cell>
          <table:table-cell table:style-name="ce29"/>
          <table:table-cell office:value-type="string" table:style-name="ce24">
            <text:p>add x25,<text:s/></text:p>
          </table:table-cell>
          <table:table-cell office:value-type="string" office:string-value="X0,#0x120" table:formula="of:=[.J13]" table:style-name="ce7">
            <text:p>X0,#0x120</text:p>
          </table:table-cell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D4" table:formula="of:=DEC2HEX(HEX2DEC([.$A93]);8)" table:style-name="ce29">
            <text:p>03CB22D4</text:p>
          </table:table-cell>
          <table:table-cell office:value-type="string" table:style-name="ce16">
            <text:p>91048019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D8" table:formula="of:=DEC2HEX(HEX2DEC([.A93])+4;8)" table:style-name="ce3">
            <text:p>03CB22D8</text:p>
          </table:table-cell>
          <table:table-cell table:number-columns-repeated="2" table:style-name="ce3"/>
          <table:table-cell table:style-name="ce10"/>
          <table:table-cell office:value-type="float" office:value="232" table:formula="of:=[.E93]+4" table:style-name="ce3">
            <text:p>232</text:p>
          </table:table-cell>
          <table:table-cell table:style-name="ce29"/>
          <table:table-cell office:value-type="string" table:style-name="ce23">
            <text:p>ldr x26,[x25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D8" table:formula="of:=DEC2HEX(HEX2DEC([.$A94]);8)" table:style-name="ce29">
            <text:p>03CB22D8</text:p>
          </table:table-cell>
          <table:table-cell office:value-type="string" table:style-name="ce26">
            <text:p>F940033A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D8" table:formula="of:=[.K94]" table:style-name="ce29">
            <text:p>03CB22D8</text:p>
          </table:table-cell>
          <table:table-cell office:value-type="string" office:string-value="D2801D1D" table:formula="of:=[.L95]" table:style-name="ce30">
            <text:p>D2801D1D</text:p>
          </table:table-cell>
          <table:table-cell office:value-type="string" office:string-value="F940033A" table:formula="of:=[.L94]" table:style-name="ce14">
            <text:p>F940033A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DC" table:formula="of:=DEC2HEX(HEX2DEC([.A94])+4;8)" table:style-name="ce3">
            <text:p>03CB22DC</text:p>
          </table:table-cell>
          <table:table-cell table:style-name="ce3"/>
          <table:table-cell office:value-type="string" office:string-value="0795F000" table:formula="of:=[.A15]" table:style-name="ce10">
            <text:p>0795F000</text:p>
          </table:table-cell>
          <table:table-cell office:value-type="string" table:style-name="ce3">
            <text:p>data end before</text:p>
          </table:table-cell>
          <table:table-cell office:value-type="float" office:value="236" table:formula="of:=[.E94]+4" table:style-name="ce3">
            <text:p>236</text:p>
          </table:table-cell>
          <table:table-cell table:style-name="ce30"/>
          <table:table-cell office:value-type="string" office:string-value="mov x29,#0x000000E8" table:formula="of:=&quot;mov x29,#0x&quot; &amp; DEC2HEX((HEX2DEC([.$C95])-HEX2DEC([.$C96]))/16;8)" table:style-name="ce17">
            <text:p>mov x29,#0x000000E8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DC" table:formula="of:=DEC2HEX(HEX2DEC([.$A95]);8)" table:style-name="ce29">
            <text:p>03CB22DC</text:p>
          </table:table-cell>
          <table:table-cell office:value-type="string" table:style-name="ce16">
            <text:p>D2801D1D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E0" table:formula="of:=DEC2HEX(HEX2DEC([.A95])+4;8)" table:style-name="ce3">
            <text:p>03CB22E0</text:p>
          </table:table-cell>
          <table:table-cell table:style-name="ce3"/>
          <table:table-cell office:value-type="string" office:string-value="0795E180" table:formula="of:=[.A14]" table:style-name="ce10">
            <text:p>0795E180</text:p>
          </table:table-cell>
          <table:table-cell office:value-type="string" table:style-name="ce3">
            <text:p>data start here</text:p>
          </table:table-cell>
          <table:table-cell office:value-type="float" office:value="240" table:formula="of:=[.E95]+4" table:style-name="ce3">
            <text:p>240</text:p>
          </table:table-cell>
          <table:table-cell table:style-name="ce30"/>
          <table:table-cell office:value-type="string" office:string-value="adrp x27, #0x03CAC000" table:formula="of:=&quot;adrp x27, #0x&quot; &amp; DEC2HEX(HEX2DEC([.$C96])-MOD(HEX2DEC([.$C96]);4096)-HEX2DEC([.$A96])+MOD(HEX2DEC([.$A96]);4096);8)" table:style-name="ce17">
            <text:p>adrp x27, #0x03CAC000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E0" table:formula="of:=DEC2HEX(HEX2DEC([.$A96]);8)" table:style-name="ce29">
            <text:p>03CB22E0</text:p>
          </table:table-cell>
          <table:table-cell office:value-type="string" table:style-name="ce16">
            <text:p>9001E57B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E0" table:formula="of:=[.K96]" table:style-name="ce29">
            <text:p>03CB22E0</text:p>
          </table:table-cell>
          <table:table-cell office:value-type="string" office:string-value="9106037B" table:formula="of:=[.L97]" table:style-name="ce30">
            <text:p>9106037B</text:p>
          </table:table-cell>
          <table:table-cell office:value-type="string" office:string-value="9001E57B" table:formula="of:=[.L96]" table:style-name="ce14">
            <text:p>9001E57B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E4" table:formula="of:=DEC2HEX(HEX2DEC([.A96])+4;8)" table:style-name="ce3">
            <text:p>03CB22E4</text:p>
          </table:table-cell>
          <table:table-cell office:value-type="string" table:style-name="ce3">
            <text:p>setup x27 = data start</text:p>
          </table:table-cell>
          <table:table-cell table:style-name="ce3"/>
          <table:table-cell table:style-name="ce10"/>
          <table:table-cell office:value-type="float" office:value="244" table:formula="of:=[.E96]+4" table:style-name="ce3">
            <text:p>244</text:p>
          </table:table-cell>
          <table:table-cell table:style-name="ce30"/>
          <table:table-cell office:value-type="string" office:string-value="add x27,x27, #0x180" table:formula="of:=&quot;add x27,x27, #0x&quot;&amp;DEC2HEX(MOD(HEX2DEC([.C96]);4096);3)" table:style-name="ce17">
            <text:p>add x27,x27, #0x180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E4" table:formula="of:=DEC2HEX(HEX2DEC([.$A97]);8)" table:style-name="ce29">
            <text:p>03CB22E4</text:p>
          </table:table-cell>
          <table:table-cell office:value-type="string" table:style-name="ce16">
            <text:p>9106037B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E8" table:formula="of:=DEC2HEX(HEX2DEC([.A97])+4;8)" table:style-name="ce3">
            <text:p>03CB22E8</text:p>
          </table:table-cell>
          <table:table-cell table:number-columns-repeated="3" table:style-name="ce3"/>
          <table:table-cell office:value-type="float" office:value="248" table:formula="of:=[.E97]+4" table:style-name="ce3">
            <text:p>248</text:p>
          </table:table-cell>
          <table:table-cell table:style-name="ce30"/>
          <table:table-cell office:value-type="string" table:style-name="ce23">
            <text:p>bl</text:p>
          </table:table-cell>
          <table:table-cell office:value-type="float" office:value="-216" table:formula="of:=-[.E90]" table:style-name="ce7">
            <text:p>-216</text:p>
          </table:table-cell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E8" table:formula="of:=DEC2HEX(HEX2DEC([.$A98]);8)" table:style-name="ce29">
            <text:p>03CB22E8</text:p>
          </table:table-cell>
          <table:table-cell office:value-type="string" table:style-name="ce25">
            <text:p>97FFFFC2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E8" table:formula="of:=[.K98]" table:style-name="ce29">
            <text:p>03CB22E8</text:p>
          </table:table-cell>
          <table:table-cell office:value-type="string" office:string-value="A9776BF9" table:formula="of:=[.L99]" table:style-name="ce30">
            <text:p>A9776BF9</text:p>
          </table:table-cell>
          <table:table-cell office:value-type="string" office:string-value="97FFFFC2" table:formula="of:=[.L98]" table:style-name="ce14">
            <text:p>97FFFFC2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EC" table:formula="of:=DEC2HEX(HEX2DEC([.A98])+4;8)" table:style-name="ce3">
            <text:p>03CB22EC</text:p>
          </table:table-cell>
          <table:table-cell table:number-columns-repeated="2" table:style-name="ce3"/>
          <table:table-cell table:style-name="ce10"/>
          <table:table-cell office:value-type="float" office:value="252" table:formula="of:=[.E98]+4" table:style-name="ce3">
            <text:p>252</text:p>
          </table:table-cell>
          <table:table-cell table:style-name="ce29"/>
          <table:table-cell office:value-type="string" table:style-name="ce24">
            <text:p>LDP <text:s text:c="12"/>X25, X26, [SP,#-0x90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EC" table:formula="of:=DEC2HEX(HEX2DEC([.$A99]);8)" table:style-name="ce29">
            <text:p>03CB22EC</text:p>
          </table:table-cell>
          <table:table-cell office:value-type="string" table:style-name="ce25">
            <text:p>A9776BF9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F0" table:formula="of:=DEC2HEX(HEX2DEC([.A99])+4;8)" table:style-name="ce3">
            <text:p>03CB22F0</text:p>
          </table:table-cell>
          <table:table-cell table:number-columns-repeated="2" table:style-name="ce3"/>
          <table:table-cell table:style-name="ce10"/>
          <table:table-cell office:value-type="float" office:value="256" table:formula="of:=[.E99]+4" table:style-name="ce3">
            <text:p>256</text:p>
          </table:table-cell>
          <table:table-cell table:style-name="ce29"/>
          <table:table-cell office:value-type="string" table:style-name="ce24">
            <text:p>LDP <text:s text:c="12"/>X27, X28, [SP,#-0x80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F0" table:formula="of:=DEC2HEX(HEX2DEC([.$A100]);8)" table:style-name="ce29">
            <text:p>03CB22F0</text:p>
          </table:table-cell>
          <table:table-cell office:value-type="string" table:style-name="ce25">
            <text:p>A97873FB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F0" table:formula="of:=[.K100]" table:style-name="ce29">
            <text:p>03CB22F0</text:p>
          </table:table-cell>
          <table:table-cell office:value-type="string" office:string-value="A9797BFD" table:formula="of:=[.L101]" table:style-name="ce30">
            <text:p>A9797BFD</text:p>
          </table:table-cell>
          <table:table-cell office:value-type="string" office:string-value="A97873FB" table:formula="of:=[.L100]" table:style-name="ce14">
            <text:p>A97873FB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F4" table:formula="of:=DEC2HEX(HEX2DEC([.A100])+4;8)" table:style-name="ce3">
            <text:p>03CB22F4</text:p>
          </table:table-cell>
          <table:table-cell table:number-columns-repeated="2" table:style-name="ce3"/>
          <table:table-cell table:style-name="ce10"/>
          <table:table-cell office:value-type="float" office:value="260" table:formula="of:=[.E100]+4" table:style-name="ce3">
            <text:p>260</text:p>
          </table:table-cell>
          <table:table-cell table:style-name="ce29"/>
          <table:table-cell office:value-type="string" table:style-name="ce24">
            <text:p>LDP <text:s text:c="12"/>X29, X30, [SP,#-0x70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F4" table:formula="of:=DEC2HEX(HEX2DEC([.$A101]);8)" table:style-name="ce29">
            <text:p>03CB22F4</text:p>
          </table:table-cell>
          <table:table-cell office:value-type="string" table:style-name="ce25">
            <text:p>A9797BFD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F8" table:formula="of:=DEC2HEX(HEX2DEC([.A101])+4;8)" table:style-name="ce3">
            <text:p>03CB22F8</text:p>
          </table:table-cell>
          <table:table-cell table:number-columns-repeated="3" table:style-name="ce3"/>
          <table:table-cell office:value-type="float" office:value="264" table:formula="of:=[.E101]+4" table:style-name="ce3">
            <text:p>264</text:p>
          </table:table-cell>
          <table:table-cell office:value-type="string" table:style-name="ce28">
            <text:p>repeat original</text:p>
          </table:table-cell>
          <table:table-cell office:value-type="string" office:string-value="LDR W9, [X0,#0x120]" table:formula="of:=[.J12]" table:style-name="ce20">
            <text:p>LDR W9, [X0,#0x120]</text:p>
          </table:table-cell>
          <table:table-cell table:style-name="ce18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2F8" table:formula="of:=DEC2HEX(HEX2DEC([.$A102]);8)" table:style-name="ce29">
            <text:p>03CB22F8</text:p>
          </table:table-cell>
          <table:table-cell office:value-type="string" table:style-name="ce19">
            <text:p>B9412009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2F8" table:formula="of:=[.K102]" table:style-name="ce29">
            <text:p>03CB22F8</text:p>
          </table:table-cell>
          <table:table-cell office:value-type="string" office:string-value="172B6BD7" table:formula="of:=[.L103]" table:style-name="ce30">
            <text:p>172B6BD7</text:p>
          </table:table-cell>
          <table:table-cell office:value-type="string" office:string-value="B9412009" table:formula="of:=[.L102]" table:style-name="ce14">
            <text:p>B9412009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2FC" table:formula="of:=DEC2HEX(HEX2DEC([.A102])+4;8)" table:style-name="ce3">
            <text:p>03CB22FC</text:p>
          </table:table-cell>
          <table:table-cell table:style-name="ce3"/>
          <table:table-cell office:value-type="string" office:string-value="0078D258" table:formula="of:=DEC2HEX(HEX2DEC([.A89])+4;8)" table:style-name="ce8">
            <text:p>0078D258</text:p>
          </table:table-cell>
          <table:table-cell table:style-name="ce3"/>
          <table:table-cell office:value-type="float" office:value="268" table:formula="of:=[.E102]+4" table:style-name="ce3">
            <text:p>268</text:p>
          </table:table-cell>
          <table:table-cell office:value-type="string" table:style-name="ce11">
            <text:p>Return</text:p>
          </table:table-cell>
          <table:table-cell office:value-type="string" office:string-value="b #0xFFFCADAF5C" table:formula="of:=&quot;b #0x&quot; &amp; DEC2HEX(HEX2DEC([.$C103])-HEX2DEC([.$A103]);8)" table:style-name="ce8">
            <text:p>b #0xFFFCADAF5C</text:p>
          </table:table-cell>
          <table:table-cell table:style-name="ce29"/>
          <table:table-cell table:style-name="ce11"/>
          <table:table-cell office:value-type="string" table:style-name="ce3">
            <text:p>04000000</text:p>
          </table:table-cell>
          <table:table-cell office:value-type="string" office:string-value="03CB22FC" table:formula="of:=DEC2HEX(HEX2DEC([.$A103]);8)" table:style-name="ce3">
            <text:p>03CB22FC</text:p>
          </table:table-cell>
          <table:table-cell office:value-type="string" office:string-value="172B6BD7" table:formula="of:=DEC2HEX(HEX2DEC(IF(HEX2DEC([.$A103])&lt;HEX2DEC([.$C103]);14000000;18000000))+(HEX2DEC([.$C103])-HEX2DEC([.$A103]))/4;8)" table:style-name="ce8">
            <text:p>172B6BD7</text:p>
          </table:table-cell>
          <table:table-cell table:number-columns-repeated="3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table:number-columns-repeated="9" table:style-name="ce1"/>
          <table:table-cell office:value-type="string" table:style-name="ce3">
            <text:p>[hack</text:p>
          </table:table-cell>
          <table:table-cell office:value-type="string" office:string-value="Heart" table:formula="of:=[.N10]" table:style-name="ce3">
            <text:p>Heart</text:p>
          </table:table-cell>
          <table:table-cell office:value-type="string" table:style-name="ce3">
            <text:p>]</text:p>
          </table:table-cell>
          <table:table-cell table:number-columns-repeated="3" table:style-name="ce1"/>
          <table:table-cell table:style-name="ce27"/>
          <table:table-cell office:value-type="string" office:string-value="[hack" table:formula="of:=[.J104]" table:style-name="ce4">
            <text:p>[hack</text:p>
          </table:table-cell>
          <table:table-cell office:value-type="string" office:string-value="Heart" table:formula="of:=[.K104]" table:style-name="ce5">
            <text:p>Heart</text:p>
          </table:table-cell>
          <table:table-cell office:value-type="string" office:string-value="]" table:formula="of:=[.L104]" table:style-name="ce5">
            <text:p>]</text:p>
          </table:table-cell>
          <table:table-cell table:style-name="ce34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78D254" table:formula="of:=[.J11]" table:style-name="ce3">
            <text:p>78D254</text:p>
          </table:table-cell>
          <table:table-cell table:style-name="ce10"/>
          <table:table-cell office:value-type="string" office:string-value="03CB2300" table:formula="of:=[.A106]" table:style-name="ce3">
            <text:p>03CB2300</text:p>
          </table:table-cell>
          <table:table-cell table:number-columns-repeated="3" table:style-name="ce10"/>
          <table:table-cell office:value-type="string" office:string-value="b #0x035250AC" table:formula="of:=&quot;b #0x&quot; &amp; DEC2HEX(HEX2DEC([.$C105])-HEX2DEC([.$A105]);8)" table:style-name="ce8">
            <text:p>b #0x035250AC</text:p>
          </table:table-cell>
          <table:table-cell table:style-name="ce29"/>
          <table:table-cell table:style-name="ce11"/>
          <table:table-cell office:value-type="string" table:style-name="ce3">
            <text:p>04000000</text:p>
          </table:table-cell>
          <table:table-cell office:value-type="string" office:string-value="0078D254" table:formula="of:=DEC2HEX(HEX2DEC([.$A105]);8)" table:style-name="ce3">
            <text:p>0078D254</text:p>
          </table:table-cell>
          <table:table-cell office:value-type="string" office:string-value="14D4942B" table:formula="of:=DEC2HEX(HEX2DEC(IF(HEX2DEC([.$A105])&lt;HEX2DEC([.$C105]);14000000;18000000))+(HEX2DEC([.$C105])-HEX2DEC([.$A105]))/4;8)" table:style-name="ce8">
            <text:p>14D4942B</text:p>
          </table:table-cell>
          <table:table-cell table:number-columns-repeated="3" table:style-name="ce1"/>
          <table:table-cell table:style-name="ce27"/>
          <table:table-cell office:value-type="string" office:string-value="04000000" table:formula="of:=[.J105]" table:style-name="ce23">
            <text:p>04000000</text:p>
          </table:table-cell>
          <table:table-cell office:value-type="string" office:string-value="0078D254" table:formula="of:=[.K105]" table:style-name="ce29">
            <text:p>0078D254</text:p>
          </table:table-cell>
          <table:table-cell office:value-type="string" office:string-value="14D4942B" table:formula="of:=[.L105]" table:style-name="ce29">
            <text:p>14D4942B</text:p>
          </table:table-cell>
          <table:table-cell table:style-name="ce35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300" table:formula="of:=DEC2HEX(HEX2DEC([.A103])+4;8)" table:style-name="ce3">
            <text:p>03CB2300</text:p>
          </table:table-cell>
          <table:table-cell office:value-type="string" table:style-name="ce15">
            <text:p>hack4</text:p>
          </table:table-cell>
          <table:table-cell table:style-name="ce3"/>
          <table:table-cell table:style-name="ce10"/>
          <table:table-cell office:value-type="float" office:value="272" table:formula="of:=[.E103]+4" table:style-name="ce3">
            <text:p>272</text:p>
          </table:table-cell>
          <table:table-cell table:style-name="ce29"/>
          <table:table-cell office:value-type="string" table:style-name="ce12">
            <text:p>MOV W9,#512</text:p>
          </table:table-cell>
          <table:table-cell table:style-name="ce6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300" table:formula="of:=DEC2HEX(HEX2DEC([.$A106]);8)" table:style-name="ce29">
            <text:p>03CB2300</text:p>
          </table:table-cell>
          <table:table-cell office:value-type="string" table:style-name="ce13">
            <text:p>52804009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300" table:formula="of:=[.K106]" table:style-name="ce29">
            <text:p>03CB2300</text:p>
          </table:table-cell>
          <table:table-cell office:value-type="string" office:string-value="B9011C09" table:formula="of:=[.L107]" table:style-name="ce30">
            <text:p>B9011C09</text:p>
          </table:table-cell>
          <table:table-cell office:value-type="string" office:string-value="52804009" table:formula="of:=[.L106]" table:style-name="ce14">
            <text:p>52804009</text:p>
          </table:table-cell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304" table:formula="of:=DEC2HEX(HEX2DEC([.A106])+4;8)" table:style-name="ce3">
            <text:p>03CB2304</text:p>
          </table:table-cell>
          <table:table-cell table:number-columns-repeated="2" table:style-name="ce3"/>
          <table:table-cell table:style-name="ce10"/>
          <table:table-cell office:value-type="float" office:value="276" table:formula="of:=[.E106]+4" table:style-name="ce3">
            <text:p>276</text:p>
          </table:table-cell>
          <table:table-cell table:style-name="ce29"/>
          <table:table-cell office:value-type="string" table:style-name="ce24">
            <text:p>STR W9, [X0,#0x11C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304" table:formula="of:=DEC2HEX(HEX2DEC([.$A107]);8)" table:style-name="ce29">
            <text:p>03CB2304</text:p>
          </table:table-cell>
          <table:table-cell office:value-type="string" table:style-name="ce25">
            <text:p>B9011C09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308" table:formula="of:=DEC2HEX(HEX2DEC([.A107])+4;8)" table:style-name="ce3">
            <text:p>03CB2308</text:p>
          </table:table-cell>
          <table:table-cell table:number-columns-repeated="2" table:style-name="ce3"/>
          <table:table-cell table:style-name="ce10"/>
          <table:table-cell office:value-type="float" office:value="280" table:formula="of:=[.E107]+4" table:style-name="ce3">
            <text:p>280</text:p>
          </table:table-cell>
          <table:table-cell table:style-name="ce29"/>
          <table:table-cell office:value-type="string" table:style-name="ce51">
            <text:p>STR W9, [X0,#0x120]</text:p>
          </table:table-cell>
          <table:table-cell table:style-name="ce18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308" table:formula="of:=DEC2HEX(HEX2DEC([.$A108]);8)" table:style-name="ce29">
            <text:p>03CB2308</text:p>
          </table:table-cell>
          <table:table-cell office:value-type="string" table:style-name="ce52">
            <text:p>B9012009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308" table:formula="of:=[.K108]" table:style-name="ce29">
            <text:p>03CB2308</text:p>
          </table:table-cell>
          <table:table-cell office:value-type="string" office:string-value="172B6BD3" table:formula="of:=[.L109]" table:style-name="ce30">
            <text:p>172B6BD3</text:p>
          </table:table-cell>
          <table:table-cell office:value-type="string" office:string-value="B9012009" table:formula="of:=[.L108]" table:style-name="ce14">
            <text:p>B9012009</text:p>
          </table:table-cell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office:value-type="string" office:string-value="03CB230C" table:formula="of:=DEC2HEX(HEX2DEC([.A108])+4;8)" table:style-name="ce3">
            <text:p>03CB230C</text:p>
          </table:table-cell>
          <table:table-cell table:style-name="ce3"/>
          <table:table-cell office:value-type="string" office:string-value="0078D258" table:formula="of:=DEC2HEX(HEX2DEC([.A105])+4;8)" table:style-name="ce8">
            <text:p>0078D258</text:p>
          </table:table-cell>
          <table:table-cell table:style-name="ce3"/>
          <table:table-cell office:value-type="float" office:value="4" table:formula="of:=[.E118]+4" table:style-name="ce3">
            <text:p>4</text:p>
          </table:table-cell>
          <table:table-cell office:value-type="string" table:style-name="ce11">
            <text:p>Return</text:p>
          </table:table-cell>
          <table:table-cell office:value-type="string" office:string-value="b #0xFFFCADAF4C" table:formula="of:=&quot;b #0x&quot; &amp; DEC2HEX(HEX2DEC([.$C109])-HEX2DEC([.$A109]);8)" table:style-name="ce8">
            <text:p>b #0xFFFCADAF4C</text:p>
          </table:table-cell>
          <table:table-cell table:style-name="ce29"/>
          <table:table-cell table:style-name="ce11"/>
          <table:table-cell office:value-type="string" table:style-name="ce3">
            <text:p>04000000</text:p>
          </table:table-cell>
          <table:table-cell office:value-type="string" office:string-value="03CB230C" table:formula="of:=DEC2HEX(HEX2DEC([.$A109]);8)" table:style-name="ce3">
            <text:p>03CB230C</text:p>
          </table:table-cell>
          <table:table-cell office:value-type="string" office:string-value="172B6BD3" table:formula="of:=DEC2HEX(HEX2DEC(IF(HEX2DEC([.$A109])&lt;HEX2DEC([.$C109]);14000000;18000000))+(HEX2DEC([.$C109])-HEX2DEC([.$A109]))/4;8)" table:style-name="ce8">
            <text:p>172B6BD3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0"/>
          <table:table-cell table:number-columns-repeated="2" table:style-name="ce21"/>
          <table:table-cell table:style-name="ce18"/>
          <table:table-cell table:style-name="ce29"/>
          <table:table-cell table:number-columns-repeated="5" table:style-name="ce3"/>
          <table:table-cell table:number-columns-repeated="16358"/>
        </table:table-row>
        <table:table-row table:style-name="ro3">
          <table:table-cell table:number-columns-repeated="9" table:style-name="ce1"/>
          <table:table-cell office:value-type="string" table:style-name="ce3">
            <text:p>[hack</text:p>
          </table:table-cell>
          <table:table-cell office:value-type="string" office:string-value="life" table:formula="of:=[.N2]" table:style-name="ce3">
            <text:p>life</text:p>
          </table:table-cell>
          <table:table-cell office:value-type="string" table:style-name="ce3">
            <text:p>]</text:p>
          </table:table-cell>
          <table:table-cell table:number-columns-repeated="3" table:style-name="ce1"/>
          <table:table-cell table:style-name="ce27"/>
          <table:table-cell office:value-type="string" office:string-value="[hack" table:formula="of:=[.J110]" table:style-name="ce4">
            <text:p>[hack</text:p>
          </table:table-cell>
          <table:table-cell office:value-type="string" office:string-value="life" table:formula="of:=[.K110]" table:style-name="ce5">
            <text:p>life</text:p>
          </table:table-cell>
          <table:table-cell office:value-type="string" office:string-value="]" table:formula="of:=[.L110]" table:style-name="ce5">
            <text:p>]</text:p>
          </table:table-cell>
          <table:table-cell table:style-name="ce34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78CDD0" table:formula="of:=[.J6]" table:style-name="ce3">
            <text:p>78CDD0</text:p>
          </table:table-cell>
          <table:table-cell table:style-name="ce10"/>
          <table:table-cell office:value-type="string" office:string-value="03CB2310" table:formula="of:=[.A112]" table:style-name="ce3">
            <text:p>03CB2310</text:p>
          </table:table-cell>
          <table:table-cell table:number-columns-repeated="3" table:style-name="ce10"/>
          <table:table-cell office:value-type="string" office:string-value="b #0x03525540" table:formula="of:=&quot;b #0x&quot; &amp; DEC2HEX(HEX2DEC([.$C111])-HEX2DEC([.$A111]);8)" table:style-name="ce8">
            <text:p>b #0x03525540</text:p>
          </table:table-cell>
          <table:table-cell table:style-name="ce29"/>
          <table:table-cell table:style-name="ce11"/>
          <table:table-cell office:value-type="string" table:style-name="ce3">
            <text:p>04000000</text:p>
          </table:table-cell>
          <table:table-cell office:value-type="string" office:string-value="0078CDD0" table:formula="of:=DEC2HEX(HEX2DEC([.$A111]);8)" table:style-name="ce3">
            <text:p>0078CDD0</text:p>
          </table:table-cell>
          <table:table-cell office:value-type="string" office:string-value="14D49550" table:formula="of:=DEC2HEX(HEX2DEC(IF(HEX2DEC([.$A111])&lt;HEX2DEC([.$C111]);14000000;18000000))+(HEX2DEC([.$C111])-HEX2DEC([.$A111]))/4;8)" table:style-name="ce8">
            <text:p>14D49550</text:p>
          </table:table-cell>
          <table:table-cell table:number-columns-repeated="3" table:style-name="ce1"/>
          <table:table-cell table:style-name="ce27"/>
          <table:table-cell office:value-type="string" office:string-value="04000000" table:formula="of:=[.J111]" table:style-name="ce23">
            <text:p>04000000</text:p>
          </table:table-cell>
          <table:table-cell office:value-type="string" office:string-value="0078CDD0" table:formula="of:=[.K111]" table:style-name="ce29">
            <text:p>0078CDD0</text:p>
          </table:table-cell>
          <table:table-cell office:value-type="string" office:string-value="14D49550" table:formula="of:=[.L111]" table:style-name="ce29">
            <text:p>14D49550</text:p>
          </table:table-cell>
          <table:table-cell table:style-name="ce35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310" table:formula="of:=DEC2HEX(HEX2DEC([.A109])+4;8)" table:style-name="ce3">
            <text:p>03CB2310</text:p>
          </table:table-cell>
          <table:table-cell office:value-type="string" table:style-name="ce15">
            <text:p>hack4</text:p>
          </table:table-cell>
          <table:table-cell table:style-name="ce3"/>
          <table:table-cell table:style-name="ce10"/>
          <table:table-cell office:value-type="float" office:value="8" table:formula="of:=[.E109]+4" table:style-name="ce3">
            <text:p>8</text:p>
          </table:table-cell>
          <table:table-cell table:style-name="ce29"/>
          <table:table-cell office:value-type="string" table:style-name="ce12">
            <text:p>MOV W0,#100</text:p>
          </table:table-cell>
          <table:table-cell table:style-name="ce6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310" table:formula="of:=DEC2HEX(HEX2DEC([.$A112]);8)" table:style-name="ce29">
            <text:p>03CB2310</text:p>
          </table:table-cell>
          <table:table-cell office:value-type="string" table:style-name="ce13">
            <text:p>52800C80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310" table:formula="of:=[.K112]" table:style-name="ce29">
            <text:p>03CB2310</text:p>
          </table:table-cell>
          <table:table-cell office:value-type="string" office:string-value="B9004900" table:formula="of:=[.L113]" table:style-name="ce30">
            <text:p>B9004900</text:p>
          </table:table-cell>
          <table:table-cell office:value-type="string" office:string-value="52800C80" table:formula="of:=[.L112]" table:style-name="ce14">
            <text:p>52800C80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314" table:formula="of:=DEC2HEX(HEX2DEC([.A112])+4;8)" table:style-name="ce3">
            <text:p>03CB2314</text:p>
          </table:table-cell>
          <table:table-cell table:number-columns-repeated="2" table:style-name="ce3"/>
          <table:table-cell table:style-name="ce10"/>
          <table:table-cell office:value-type="float" office:value="12" table:formula="of:=[.E112]+4" table:style-name="ce3">
            <text:p>12</text:p>
          </table:table-cell>
          <table:table-cell table:style-name="ce29"/>
          <table:table-cell office:value-type="string" table:style-name="ce24">
            <text:p>STR W0, [X8,#0x48]</text:p>
          </table:table-cell>
          <table:table-cell table:style-name="ce7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314" table:formula="of:=DEC2HEX(HEX2DEC([.$A113]);8)" table:style-name="ce29">
            <text:p>03CB2314</text:p>
          </table:table-cell>
          <table:table-cell office:value-type="string" table:style-name="ce25">
            <text:p>B9004900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3"/>
          <table:table-cell table:number-columns-repeated="2" table:style-name="ce29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318" table:formula="of:=DEC2HEX(HEX2DEC([.A113])+4;8)" table:style-name="ce3">
            <text:p>03CB2318</text:p>
          </table:table-cell>
          <table:table-cell table:number-columns-repeated="2" table:style-name="ce3"/>
          <table:table-cell table:style-name="ce10"/>
          <table:table-cell office:value-type="float" office:value="16" table:formula="of:=[.E113]+4" table:style-name="ce3">
            <text:p>16</text:p>
          </table:table-cell>
          <table:table-cell table:style-name="ce29"/>
          <table:table-cell office:value-type="string" table:style-name="ce20">
            <text:p>nop</text:p>
          </table:table-cell>
          <table:table-cell table:style-name="ce18"/>
          <table:table-cell table:style-name="ce28"/>
          <table:table-cell office:value-type="string" table:style-name="ce3">
            <text:p>04000000</text:p>
          </table:table-cell>
          <table:table-cell office:value-type="string" office:string-value="03CB2318" table:formula="of:=DEC2HEX(HEX2DEC([.$A114]);8)" table:style-name="ce29">
            <text:p>03CB2318</text:p>
          </table:table-cell>
          <table:table-cell office:value-type="string" table:style-name="ce52">
            <text:p>D503201F</text:p>
          </table:table-cell>
          <table:table-cell table:style-name="ce29"/>
          <table:table-cell table:number-columns-repeated="2" table:style-name="ce3"/>
          <table:table-cell table:style-name="ce29"/>
          <table:table-cell office:value-type="string" table:style-name="ce23">
            <text:p>08000000</text:p>
          </table:table-cell>
          <table:table-cell office:value-type="string" office:string-value="03CB2318" table:formula="of:=[.K114]" table:style-name="ce29">
            <text:p>03CB2318</text:p>
          </table:table-cell>
          <table:table-cell office:value-type="string" office:string-value="172B6AAE" table:formula="of:=[.L115]" table:style-name="ce30">
            <text:p>172B6AAE</text:p>
          </table:table-cell>
          <table:table-cell office:value-type="string" office:string-value="D503201F" table:formula="of:=[.L114]" table:style-name="ce14">
            <text:p>D503201F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3CB231C" table:formula="of:=DEC2HEX(HEX2DEC([.A114])+4;8)" table:style-name="ce3">
            <text:p>03CB231C</text:p>
          </table:table-cell>
          <table:table-cell table:style-name="ce3"/>
          <table:table-cell office:value-type="string" office:string-value="0078CDD4" table:formula="of:=DEC2HEX(HEX2DEC([.A111])+4;8)" table:style-name="ce8">
            <text:p>0078CDD4</text:p>
          </table:table-cell>
          <table:table-cell table:style-name="ce3"/>
          <table:table-cell office:value-type="float" office:value="4" table:formula="of:=[.E124]+4" table:style-name="ce3">
            <text:p>4</text:p>
          </table:table-cell>
          <table:table-cell office:value-type="string" table:style-name="ce11">
            <text:p>Return</text:p>
          </table:table-cell>
          <table:table-cell office:value-type="string" office:string-value="b #0xFFFCADAAB8" table:formula="of:=&quot;b #0x&quot; &amp; DEC2HEX(HEX2DEC([.$C115])-HEX2DEC([.$A115]);8)" table:style-name="ce8">
            <text:p>b #0xFFFCADAAB8</text:p>
          </table:table-cell>
          <table:table-cell table:style-name="ce29"/>
          <table:table-cell table:style-name="ce11"/>
          <table:table-cell office:value-type="string" table:style-name="ce3">
            <text:p>04000000</text:p>
          </table:table-cell>
          <table:table-cell office:value-type="string" office:string-value="03CB231C" table:formula="of:=DEC2HEX(HEX2DEC([.$A115]);8)" table:style-name="ce3">
            <text:p>03CB231C</text:p>
          </table:table-cell>
          <table:table-cell office:value-type="string" office:string-value="172B6AAE" table:formula="of:=DEC2HEX(HEX2DEC(IF(HEX2DEC([.$A115])&lt;HEX2DEC([.$C115]);14000000;18000000))+(HEX2DEC([.$C115])-HEX2DEC([.$A115]))/4;8)" table:style-name="ce8">
            <text:p>172B6AAE</text:p>
          </table:table-cell>
          <table:table-cell table:style-name="ce29"/>
          <table:table-cell table:number-columns-repeated="2" table:style-name="ce3"/>
          <table:table-cell table:style-name="ce29"/>
          <table:table-cell table:style-name="ce20"/>
          <table:table-cell table:number-columns-repeated="2" table:style-name="ce21"/>
          <table:table-cell table:style-name="ce18"/>
          <table:table-cell table:number-columns-repeated="6" table:style-name="ce3"/>
          <table:table-cell table:number-columns-repeated="16358"/>
        </table:table-row>
        <table:table-row table:number-rows-repeated="887" table:style-name="ro3">
          <table:table-cell table:number-columns-repeated="26" table:style-name="ce3"/>
          <table:table-cell table:number-columns-repeated="16358"/>
        </table:table-row>
        <table:table-row table:number-rows-repeated="1047574" table:style-name="ro4">
          <table:table-cell table:number-columns-repeated="16384"/>
        </table:table-row>
      </table:table>
      <table:table table:name="Disasm" table:style-name="ta2">
        <table:table-column table:style-name="co13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16380" table:default-cell-style-name="ce1"/>
        <table:table-row table:style-name="ro2">
          <table:table-cell office:value-type="string" table:style-name="ce32">
            <text:p><text:a xlink:href="https://armconverter.com/?disasm">https://armconverter.com/?disasm</text:a>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">
            <text:p>Code word</text:p>
          </table:table-cell>
          <table:table-cell office:value-type="string" table:style-name="ce1">
            <text:p>Revers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06D16C</text:p>
          </table:table-cell>
          <table:table-cell office:value-type="string" office:string-value="14176D15" table:formula="of:=DEC2HEX(HEX2DEC(IF(HEX2DEC([.$A4])&lt;HEX2DEC([.$C4]);14000000;18000000))+(HEX2DEC([.$C4])-HEX2DEC([.$A4]))/4;8)" table:style-name="ce1">
            <text:p>14176D15</text:p>
          </table:table-cell>
          <table:table-cell office:value-type="string" office:string-value="9F031EEB" table:formula="of:=MID([.$C4];7;2)&amp;MID([.$C4];5;2)&amp;MID([.$C4];3;2)&amp;MID([.$C4];1;2)" table:style-name="ce1">
            <text:p>9F031EE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90</text:p>
          </table:table-cell>
          <table:table-cell office:value-type="string" table:style-name="ce1">
            <text:p>F940037C</text:p>
          </table:table-cell>
          <table:table-cell office:value-type="string" office:string-value="7C0340F9" table:formula="of:=MID([.$C5];7;2)&amp;MID([.$C5];5;2)&amp;MID([.$C5];3;2)&amp;MID([.$C5];1;2)" table:style-name="ce1">
            <text:p>7C0340F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94</text:p>
          </table:table-cell>
          <table:table-cell office:value-type="string" table:style-name="ce1">
            <text:p>B400011C</text:p>
          </table:table-cell>
          <table:table-cell office:value-type="string" office:string-value="1C0100B4" table:formula="of:=MID([.$C6];7;2)&amp;MID([.$C6];5;2)&amp;MID([.$C6];3;2)&amp;MID([.$C6];1;2)" table:style-name="ce1">
            <text:p>1C0100B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98</text:p>
          </table:table-cell>
          <table:table-cell office:value-type="string" table:style-name="ce1">
            <text:p>EB19039F</text:p>
          </table:table-cell>
          <table:table-cell office:value-type="string" office:string-value="9F0319EB" table:formula="of:=MID([.$C7];7;2)&amp;MID([.$C7];5;2)&amp;MID([.$C7];3;2)&amp;MID([.$C7];1;2)" table:style-name="ce1">
            <text:p>9F0319E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9C</text:p>
          </table:table-cell>
          <table:table-cell office:value-type="string" table:style-name="ce1">
            <text:p>540000C0</text:p>
          </table:table-cell>
          <table:table-cell office:value-type="string" office:string-value="C0000054" table:formula="of:=MID([.$C8];7;2)&amp;MID([.$C8];5;2)&amp;MID([.$C8];3;2)&amp;MID([.$C8];1;2)" table:style-name="ce1">
            <text:p>C000005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A0</text:p>
          </table:table-cell>
          <table:table-cell office:value-type="string" table:style-name="ce1">
            <text:p>D503201F</text:p>
          </table:table-cell>
          <table:table-cell office:value-type="string" office:string-value="1F2003D5" table:formula="of:=MID([.$C9];7;2)&amp;MID([.$C9];5;2)&amp;MID([.$C9];3;2)&amp;MID([.$C9];1;2)" table:style-name="ce1">
            <text:p>1F2003D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A4</text:p>
          </table:table-cell>
          <table:table-cell office:value-type="string" table:style-name="ce1">
            <text:p>9100437B</text:p>
          </table:table-cell>
          <table:table-cell office:value-type="string" office:string-value="7B430091" table:formula="of:=MID([.$C10];7;2)&amp;MID([.$C10];5;2)&amp;MID([.$C10];3;2)&amp;MID([.$C10];1;2)" table:style-name="ce1">
            <text:p>7B43009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A8</text:p>
          </table:table-cell>
          <table:table-cell office:value-type="string" table:style-name="ce1">
            <text:p>D10007BD</text:p>
          </table:table-cell>
          <table:table-cell office:value-type="string" office:string-value="BD0700D1" table:formula="of:=MID([.$C11];7;2)&amp;MID([.$C11];5;2)&amp;MID([.$C11];3;2)&amp;MID([.$C11];1;2)" table:style-name="ce1">
            <text:p>BD0700D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AC</text:p>
          </table:table-cell>
          <table:table-cell office:value-type="string" table:style-name="ce1">
            <text:p>B5FFFF3D</text:p>
          </table:table-cell>
          <table:table-cell office:value-type="string" office:string-value="3DFFFFB5" table:formula="of:=MID([.$C12];7;2)&amp;MID([.$C12];5;2)&amp;MID([.$C12];3;2)&amp;MID([.$C12];1;2)" table:style-name="ce1">
            <text:p>3DFFFFB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B0</text:p>
          </table:table-cell>
          <table:table-cell office:value-type="string" table:style-name="ce1">
            <text:p>14000003</text:p>
          </table:table-cell>
          <table:table-cell office:value-type="string" office:string-value="03000014" table:formula="of:=MID([.$C13];7;2)&amp;MID([.$C13];5;2)&amp;MID([.$C13];3;2)&amp;MID([.$C13];1;2)" table:style-name="ce1">
            <text:p>0300001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B4</text:p>
          </table:table-cell>
          <table:table-cell office:value-type="string" table:style-name="ce1">
            <text:p>F9000379</text:p>
          </table:table-cell>
          <table:table-cell office:value-type="string" office:string-value="790300F9" table:formula="of:=MID([.$C14];7;2)&amp;MID([.$C14];5;2)&amp;MID([.$C14];3;2)&amp;MID([.$C14];1;2)" table:style-name="ce1">
            <text:p>790300F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B8</text:p>
          </table:table-cell>
          <table:table-cell office:value-type="string" table:style-name="ce1">
            <text:p>F900077A</text:p>
          </table:table-cell>
          <table:table-cell office:value-type="string" office:string-value="7A0700F9" table:formula="of:=MID([.$C15];7;2)&amp;MID([.$C15];5;2)&amp;MID([.$C15];3;2)&amp;MID([.$C15];1;2)" table:style-name="ce1">
            <text:p>7A0700F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BC</text:p>
          </table:table-cell>
          <table:table-cell office:value-type="string" table:style-name="ce1">
            <text:p>D65F03C0</text:p>
          </table:table-cell>
          <table:table-cell office:value-type="string" office:string-value="C0035FD6" table:formula="of:=MID([.$C16];7;2)&amp;MID([.$C16];5;2)&amp;MID([.$C16];3;2)&amp;MID([.$C16];1;2)" table:style-name="ce1">
            <text:p>C0035FD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C0</text:p>
          </table:table-cell>
          <table:table-cell office:value-type="string" table:style-name="ce1">
            <text:p>A9376BF9</text:p>
          </table:table-cell>
          <table:table-cell office:value-type="string" office:string-value="F96B37A9" table:formula="of:=MID([.$C17];7;2)&amp;MID([.$C17];5;2)&amp;MID([.$C17];3;2)&amp;MID([.$C17];1;2)" table:style-name="ce1">
            <text:p>F96B37A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C4</text:p>
          </table:table-cell>
          <table:table-cell office:value-type="string" table:style-name="ce1">
            <text:p>A93873FB</text:p>
          </table:table-cell>
          <table:table-cell office:value-type="string" office:string-value="FB7338A9" table:formula="of:=MID([.$C18];7;2)&amp;MID([.$C18];5;2)&amp;MID([.$C18];3;2)&amp;MID([.$C18];1;2)" table:style-name="ce1">
            <text:p>FB7338A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C8</text:p>
          </table:table-cell>
          <table:table-cell office:value-type="string" table:style-name="ce1">
            <text:p>A9397BFD</text:p>
          </table:table-cell>
          <table:table-cell office:value-type="string" office:string-value="FD7B39A9" table:formula="of:=MID([.$C19];7;2)&amp;MID([.$C19];5;2)&amp;MID([.$C19];3;2)&amp;MID([.$C19];1;2)" table:style-name="ce1">
            <text:p>FD7B39A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CC</text:p>
          </table:table-cell>
          <table:table-cell office:value-type="string" table:style-name="ce1">
            <text:p>91024299</text:p>
          </table:table-cell>
          <table:table-cell office:value-type="string" office:string-value="99420291" table:formula="of:=MID([.$C20];7;2)&amp;MID([.$C20];5;2)&amp;MID([.$C20];3;2)&amp;MID([.$C20];1;2)" table:style-name="ce1">
            <text:p>9942029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D0</text:p>
          </table:table-cell>
          <table:table-cell office:value-type="string" table:style-name="ce1">
            <text:p>F940033A</text:p>
          </table:table-cell>
          <table:table-cell office:value-type="string" office:string-value="3A0340F9" table:formula="of:=MID([.$C21];7;2)&amp;MID([.$C21];5;2)&amp;MID([.$C21];3;2)&amp;MID([.$C21];1;2)" table:style-name="ce1">
            <text:p>3A0340F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D4</text:p>
          </table:table-cell>
          <table:table-cell office:value-type="string" table:style-name="ce1">
            <text:p>D28012DD</text:p>
          </table:table-cell>
          <table:table-cell office:value-type="string" office:string-value="DD1280D2" table:formula="of:=MID([.$C22];7;2)&amp;MID([.$C22];5;2)&amp;MID([.$C22];3;2)&amp;MID([.$C22];1;2)" table:style-name="ce1">
            <text:p>DD1280D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D8</text:p>
          </table:table-cell>
          <table:table-cell office:value-type="string" table:style-name="ce1">
            <text:p>9002E19B</text:p>
          </table:table-cell>
          <table:table-cell office:value-type="string" office:string-value="9BE10290" table:formula="of:=MID([.$C23];7;2)&amp;MID([.$C23];5;2)&amp;MID([.$C23];3;2)&amp;MID([.$C23];1;2)" table:style-name="ce1">
            <text:p>9BE1029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DC</text:p>
          </table:table-cell>
          <table:table-cell office:value-type="string" table:style-name="ce1">
            <text:p>911A637B</text:p>
          </table:table-cell>
          <table:table-cell office:value-type="string" office:string-value="7B631A91" table:formula="of:=MID([.$C24];7;2)&amp;MID([.$C24];5;2)&amp;MID([.$C24];3;2)&amp;MID([.$C24];1;2)" table:style-name="ce1">
            <text:p>7B631A9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E0</text:p>
          </table:table-cell>
          <table:table-cell office:value-type="string" table:style-name="ce1">
            <text:p>97FFFFEC</text:p>
          </table:table-cell>
          <table:table-cell office:value-type="string" office:string-value="ECFFFF97" table:formula="of:=MID([.$C25];7;2)&amp;MID([.$C25];5;2)&amp;MID([.$C25];3;2)&amp;MID([.$C25];1;2)" table:style-name="ce1">
            <text:p>ECFFFF9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E4</text:p>
          </table:table-cell>
          <table:table-cell office:value-type="string" table:style-name="ce1">
            <text:p>A9776BF9</text:p>
          </table:table-cell>
          <table:table-cell office:value-type="string" office:string-value="F96B77A9" table:formula="of:=MID([.$C26];7;2)&amp;MID([.$C26];5;2)&amp;MID([.$C26];3;2)&amp;MID([.$C26];1;2)" table:style-name="ce1">
            <text:p>F96B77A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E8</text:p>
          </table:table-cell>
          <table:table-cell office:value-type="string" table:style-name="ce1">
            <text:p>A97873FB</text:p>
          </table:table-cell>
          <table:table-cell office:value-type="string" office:string-value="FB7378A9" table:formula="of:=MID([.$C27];7;2)&amp;MID([.$C27];5;2)&amp;MID([.$C27];3;2)&amp;MID([.$C27];1;2)" table:style-name="ce1">
            <text:p>FB7378A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EC</text:p>
          </table:table-cell>
          <table:table-cell office:value-type="string" table:style-name="ce1">
            <text:p>A9797BFD</text:p>
          </table:table-cell>
          <table:table-cell office:value-type="string" office:string-value="FD7B79A9" table:formula="of:=MID([.$C28];7;2)&amp;MID([.$C28];5;2)&amp;MID([.$C28];3;2)&amp;MID([.$C28];1;2)" table:style-name="ce1">
            <text:p>FD7B79A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F0</text:p>
          </table:table-cell>
          <table:table-cell office:value-type="string" table:style-name="ce1">
            <text:p>F9004A88</text:p>
          </table:table-cell>
          <table:table-cell office:value-type="string" office:string-value="884A00F9" table:formula="of:=MID([.$C29];7;2)&amp;MID([.$C29];5;2)&amp;MID([.$C29];3;2)&amp;MID([.$C29];1;2)" table:style-name="ce1">
            <text:p>884A00F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4000000</text:p>
          </table:table-cell>
          <table:table-cell office:value-type="string" table:style-name="ce1">
            <text:p>006485F4</text:p>
          </table:table-cell>
          <table:table-cell office:value-type="string" office:string-value="17E892DF" table:formula="of:=DEC2HEX(HEX2DEC(IF(HEX2DEC([.$A30])&lt;HEX2DEC([.$C30]);14000000;18000000))+(HEX2DEC([.$C30])-HEX2DEC([.$A30]))/4;8)" table:style-name="ce1">
            <text:p>17E892DF</text:p>
          </table:table-cell>
          <table:table-cell office:value-type="string" office:string-value="1F2003D5" table:formula="of:=MID([.$C30];7;2)&amp;MID([.$C30];5;2)&amp;MID([.$C30];3;2)&amp;MID([.$C30];1;2)" table:style-name="ce1">
            <text:p>1F2003D5</text:p>
          </table:table-cell>
          <table:table-cell table:number-columns-repeated="16380"/>
        </table:table-row>
        <table:table-row table:number-rows-repeated="10485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in" fo:margin-left="0.7in" fo:margin-right="0.7in" fo:margin-bottom="0in"/>
      </style:header-style>
      <style:footer-style>
        <style:header-footer-properties fo:min-height="0.3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2-05-28T03:47:27Z</meta:creation-date>
    <dc:date>2022-05-31T05:14:52Z</dc:date>
  </office:meta>
</office:document-meta>
</file>